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2188313.7956089" calcext:value-type="float">
            <text:p><text:s/>42,188,314 <text:s/></text:p>
          </table:table-cell>
          <table:table-cell table:style-name="ce42" office:value-type="float" office:value="3705035.80222222" calcext:value-type="float">
            <text:p><text:s/>3,705,036 <text:s/></text:p>
          </table:table-cell>
          <table:table-cell table:style-name="ce42" office:value-type="float" office:value="34050404.9156089" calcext:value-type="float">
            <text:p><text:s/>34,050,405 <text:s/></text:p>
          </table:table-cell>
          <table:table-cell table:style-name="ce42" office:value-type="float" office:value="115748.144444444" calcext:value-type="float">
            <text:p><text:s/>115,748 <text:s/></text:p>
          </table:table-cell>
          <table:table-cell table:style-name="ce42" office:value-type="float" office:value="4004677.6" calcext:value-type="float">
            <text:p><text:s/>4,004,6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447.333333333" calcext:value-type="float">
            <text:p><text:s/>312,4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9587.9555555556" calcext:value-type="float">
            <text:p><text:s/>69,5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6.177777777778" calcext:value-type="float">
            <text:p><text:s/>8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691.7777777778" calcext:value-type="float">
            <text:p><text:s/>68,6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776988.411084672" calcext:value-type="float">
            <text:p><text:s/>776,988 <text:s/></text:p>
          </table:table-cell>
          <table:table-cell table:style-name="ce42" office:value-type="float" office:value="124667.397777778" calcext:value-type="float">
            <text:p><text:s/>124,667 <text:s/></text:p>
          </table:table-cell>
          <table:table-cell table:style-name="ce42" office:value-type="float" office:value="562812.781449397" calcext:value-type="float">
            <text:p><text:s/>562,813 <text:s/></text:p>
          </table:table-cell>
          <table:table-cell table:style-name="ce42" office:value-type="float" office:value="10950.5666666667" calcext:value-type="float">
            <text:p><text:s/>10,951 <text:s/></text:p>
          </table:table-cell>
          <table:table-cell table:style-name="ce42" office:value-type="float" office:value="102017.776301941" calcext:value-type="float">
            <text:p><text:s/>102,0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3460.1111111111" calcext:value-type="float">
            <text:p><text:s/>-23,4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1341737.4289687" calcext:value-type="float">
            <text:p><text:s/>41,341,737 <text:s/></text:p>
          </table:table-cell>
          <table:table-cell table:style-name="ce43" office:value-type="float" office:value="3580368.40444444" calcext:value-type="float">
            <text:p><text:s/>3,580,368 <text:s/></text:p>
          </table:table-cell>
          <table:table-cell table:style-name="ce43" office:value-type="float" office:value="33487592.1341595" calcext:value-type="float">
            <text:p><text:s/>33,487,592 <text:s/></text:p>
          </table:table-cell>
          <table:table-cell table:style-name="ce43" office:value-type="float" office:value="103901.4" calcext:value-type="float">
            <text:p><text:s/>103,901 <text:s/></text:p>
          </table:table-cell>
          <table:table-cell table:style-name="ce43" office:value-type="float" office:value="3902659.82369806" calcext:value-type="float">
            <text:p><text:s/>3,902,66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67215.666666667" calcext:value-type="float">
            <text:p><text:s/>267,21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69781.549899468" calcext:value-type="float">
            <text:p><text:s/>469,782 <text:s/></text:p>
          </table:table-cell>
          <table:table-cell table:style-name="ce43" office:value-type="float" office:value="22815.2133333332" calcext:value-type="float">
            <text:p><text:s/>22,815 <text:s/></text:p>
          </table:table-cell>
          <table:table-cell table:style-name="ce43" office:value-type="float" office:value="626340.637949279" calcext:value-type="float">
            <text:p><text:s/>626,341 <text:s/></text:p>
          </table:table-cell>
          <table:table-cell table:style-name="ce43" office:value-type="float" office:value="-32056.5" calcext:value-type="float">
            <text:p><text:s/>-32,057 <text:s/></text:p>
          </table:table-cell>
          <table:table-cell table:style-name="ce43" office:value-type="float" office:value="-158540.3569387" calcext:value-type="float">
            <text:p><text:s/>-158,54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222.5555555556" calcext:value-type="float">
            <text:p><text:s/>11,22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9361754.0229142" calcext:value-type="float">
            <text:p><text:s/>39,361,754 <text:s/></text:p>
          </table:table-cell>
          <table:table-cell table:style-name="ce42" office:value-type="float" office:value="3557553.19111111" calcext:value-type="float">
            <text:p><text:s/>3,557,553 <text:s/></text:p>
          </table:table-cell>
          <table:table-cell table:style-name="ce42" office:value-type="float" office:value="28373388.1033885" calcext:value-type="float">
            <text:p><text:s/>28,373,3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61200.18063676" calcext:value-type="float">
            <text:p><text:s/>4,061,2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27548.11111111" calcext:value-type="float">
            <text:p><text:s/>2,827,5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475542.37666667" calcext:value-type="float">
            <text:p><text:s/>4,475,542 <text:s/></text:p>
          </table:table-cell>
          <table:table-cell table:style-name="ce42" office:value-type="float" office:value="3557553.19111111" calcext:value-type="float">
            <text:p><text:s/>3,557,553 <text:s/></text:p>
          </table:table-cell>
          <table:table-cell table:style-name="ce42" office:value-type="float" office:value="917989.185555556" calcext:value-type="float">
            <text:p><text:s/>917,9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672088.99444444" calcext:value-type="float">
            <text:p><text:s/>3,672,0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4540.883333333" calcext:value-type="float">
            <text:p><text:s/>844,5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27548.11111111" calcext:value-type="float">
            <text:p><text:s/>2,827,5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2026989.9172203" calcext:value-type="float">
            <text:p><text:s/>22,026,9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56174.181028" calcext:value-type="float">
            <text:p><text:s/>18,156,1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70815.73619231" calcext:value-type="float">
            <text:p><text:s/>3,870,8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72058.204444444" calcext:value-type="float">
            <text:p><text:s/>672,0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2058.204444444" calcext:value-type="float">
            <text:p><text:s/>672,0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515074.53013834" calcext:value-type="float">
            <text:p><text:s/>8,515,07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782625.64902723" calcext:value-type="float">
            <text:p><text:s/>7,782,62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0384.444444444" calcext:value-type="float">
            <text:p><text:s/>190,38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682456.86322222" calcext:value-type="float">
            <text:p><text:s/>5,682,4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291030.55555556" calcext:value-type="float">
            <text:p><text:s/>3,291,0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682456.86322222" calcext:value-type="float">
            <text:p><text:s/>5,682,4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291030.55555556" calcext:value-type="float">
            <text:p><text:s/>3,291,0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92735.711" calcext:value-type="float">
            <text:p><text:s/>892,73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42702.297333333" calcext:value-type="float">
            <text:p><text:s/>442,70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50033.413666667" calcext:value-type="float">
            <text:p><text:s/>450,03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7809.0523333333" calcext:value-type="float">
            <text:p><text:s/>17,80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6394" calcext:value-type="float">
            <text:p><text:s/>16,39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282113.95604388" calcext:value-type="float">
            <text:p><text:s/>6,282,1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487863.39282166" calcext:value-type="float">
            <text:p><text:s/>4,487,863 <text:s/></text:p>
          </table:table-cell>
          <table:table-cell table:style-name="ce44" office:value-type="float" office:value="135957.9" calcext:value-type="float">
            <text:p><text:s/>135,95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03081.555555556" calcext:value-type="float">
            <text:p><text:s/>703,08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974584.80048833" calcext:value-type="float">
            <text:p><text:s/>5,974,58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487863.39282166" calcext:value-type="float">
            <text:p><text:s/>4,487,863 <text:s/></text:p>
          </table:table-cell>
          <table:table-cell table:style-name="ce44" office:value-type="float" office:value="69049.0777777778" calcext:value-type="float">
            <text:p><text:s/>69,04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62461.222222222" calcext:value-type="float">
            <text:p><text:s/>462,46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974584.80048833" calcext:value-type="float">
            <text:p><text:s/>5,974,5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87863.39282166" calcext:value-type="float">
            <text:p><text:s/>4,487,863 <text:s/></text:p>
          </table:table-cell>
          <table:table-cell table:style-name="ce42" office:value-type="float" office:value="69049.0777777778" calcext:value-type="float">
            <text:p><text:s/>69,0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461.222222222" calcext:value-type="float">
            <text:p><text:s/>462,4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08.746666666667" calcext:value-type="float">
            <text:p><text:s/>2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.746666666667" calcext:value-type="float">
            <text:p><text:s/>2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46148.837623894" calcext:value-type="float">
            <text:p><text:s/>146,1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148.837623894" calcext:value-type="float">
            <text:p><text:s/>146,1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14952.944722558" calcext:value-type="float">
            <text:p><text:s/>314,9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952.944722558" calcext:value-type="float">
            <text:p><text:s/>314,9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109577.89085544" calcext:value-type="float">
            <text:p><text:s/>2,109,5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6386.82418877" calcext:value-type="float">
            <text:p><text:s/>2,106,3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11010.90126415" calcext:value-type="float">
            <text:p><text:s/>1,411,0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1010.90126415" calcext:value-type="float">
            <text:p><text:s/>1,411,0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999.42840888889" calcext:value-type="float">
            <text:p>( 6,99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999.42840888889" calcext:value-type="float">
            <text:p>( 6,99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04011.47285526" calcext:value-type="float">
            <text:p>( 1,404,01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04011.47285526" calcext:value-type="float">
            <text:p>( 1,404,01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22508.230910967" calcext:value-type="float">
            <text:p><text:s/>522,5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2508.230910967" calcext:value-type="float">
            <text:p><text:s/>522,5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69703.28710699" calcext:value-type="float">
            <text:p><text:s/>169,7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703.28710699" calcext:value-type="float">
            <text:p><text:s/>169,7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355.47157333333" calcext:value-type="float">
            <text:p><text:s/>6,355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164.40490666667" calcext:value-type="float">
            <text:p><text:s/>3,16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65601.70133333" calcext:value-type="float">
            <text:p><text:s/>1,765,6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5601.70133333" calcext:value-type="float">
            <text:p><text:s/>1,765,6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63244.53233778" calcext:value-type="float">
            <text:p><text:s/>1,563,2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3244.53233778" calcext:value-type="float">
            <text:p><text:s/>1,563,2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02357.168995556" calcext:value-type="float">
            <text:p><text:s/>202,3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357.168995556" calcext:value-type="float">
            <text:p><text:s/>202,3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498326.20745333" calcext:value-type="float">
            <text:p><text:s/>1,498,3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95.8664533333" calcext:value-type="float">
            <text:p><text:s/>14,796 <text:s/></text:p>
          </table:table-cell>
          <table:table-cell table:style-name="ce42" office:value-type="float" office:value="69049.0777777778" calcext:value-type="float">
            <text:p><text:s/>69,0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461.222222222" calcext:value-type="float">
            <text:p><text:s/>462,4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495691.32190667" calcext:value-type="float">
            <text:p><text:s/>1,495,6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60.9809066667" calcext:value-type="float">
            <text:p><text:s/>12,161 <text:s/></text:p>
          </table:table-cell>
          <table:table-cell table:style-name="ce42" office:value-type="float" office:value="69049.0777777778" calcext:value-type="float">
            <text:p><text:s/>69,0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461.222222222" calcext:value-type="float">
            <text:p><text:s/>462,4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634.88554666667" calcext:value-type="float">
            <text:p><text:s/>2,6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4.88554666667" calcext:value-type="float">
            <text:p><text:s/>2,6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9768.471833103" calcext:value-type="float">
            <text:p><text:s/>139,7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768.471833103" calcext:value-type="float">
            <text:p><text:s/>139,7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07529.155555556" calcext:value-type="float">
            <text:p><text:s/>307,5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908.8222222222" calcext:value-type="float">
            <text:p><text:s/>66,9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620.333333333" calcext:value-type="float">
            <text:p><text:s/>240,6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07529.155555556" calcext:value-type="float">
            <text:p><text:s/>307,5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908.8222222222" calcext:value-type="float">
            <text:p><text:s/>66,9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620.333333333" calcext:value-type="float">
            <text:p><text:s/>240,6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2246903.474838" calcext:value-type="float">
            <text:p><text:s/>122,246,9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503147.815691" calcext:value-type="float">
            <text:p><text:s/>103,503,1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43755.6591468" calcext:value-type="float">
            <text:p><text:s/>18,743,7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0579338.257" calcext:value-type="float">
            <text:p><text:s/>90,579,3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617413.5978532" calcext:value-type="float">
            <text:p><text:s/>74,617,4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61924.6591468" calcext:value-type="float">
            <text:p><text:s/>15,961,9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995139.98994" calcext:value-type="float">
            <text:p><text:s/>1,995,1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5139.98994" calcext:value-type="float">
            <text:p><text:s/>1,995,1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9672425.227898" calcext:value-type="float">
            <text:p><text:s/>29,672,4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90594.227898" calcext:value-type="float">
            <text:p><text:s/>26,890,5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1831" calcext:value-type="float">
            <text:p><text:s/>2,781,8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9264070.401349" calcext:value-type="float">
            <text:p><text:s/>19,264,0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56371.401349" calcext:value-type="float">
            <text:p><text:s/>19,156,3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699" calcext:value-type="float">
            <text:p><text:s/>107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9264070.401349" calcext:value-type="float">
            <text:p><text:s/>19,264,07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156371.401349" calcext:value-type="float">
            <text:p><text:s/>19,156,37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7699" calcext:value-type="float">
            <text:p><text:s/>107,69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91771.8840564211" calcext:value-type="float">
            <text:p><text:s/>91,772 <text:s/></text:p>
          </table:table-cell>
          <table:table-cell table:style-name="ce41" office:value-type="float" office:value="16097" calcext:value-type="float">
            <text:p><text:s/>16,097 <text:s/></text:p>
          </table:table-cell>
          <table:table-cell table:style-name="ce41" office:value-type="float" office:value="75674.8840564211" calcext:value-type="float">
            <text:p><text:s/>75,675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614115.4817529" calcext:value-type="float">
            <text:p><text:s/>70,614,115 <text:s/></text:p>
          </table:table-cell>
          <table:table-cell table:style-name="ce42" office:value-type="float" office:value="52944910" calcext:value-type="float">
            <text:p><text:s/>52,944,9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780.504" calcext:value-type="float">
            <text:p><text:s/>238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7119.27076" calcext:value-type="float">
            <text:p><text:s/>1,327,1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84717.9893601" calcext:value-type="float">
            <text:p><text:s/>18,984,7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7245.30584" calcext:value-type="float">
            <text:p><text:s/>397,2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8140.26666667" calcext:value-type="float">
            <text:p><text:s/>2,068,1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2349.33333333" calcext:value-type="float">
            <text:p><text:s/>2,062,3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270660.417886667" calcext:value-type="float">
            <text:p><text:s/>-270,660 <text:s/></text:p>
          </table:table-cell>
          <table:table-cell table:style-name="ce42" office:value-type="float" office:value="710085" calcext:value-type="float">
            <text:p><text:s/>710,0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0.000000000018913" calcext:value-type="float">
            <text:p><text:s/>-0 <text:s/></text:p>
          </table:table-cell>
          <table:table-cell table:style-name="ce42" office:value-type="float" office:value="-18535.9341" calcext:value-type="float">
            <text:p><text:s/>-18,53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861340.1943359" calcext:value-type="float">
            <text:p><text:s/>47,861,340 <text:s/></text:p>
          </table:table-cell>
          <table:table-cell table:style-name="ce43" office:value-type="float" office:value="52250922" calcext:value-type="float">
            <text:p><text:s/>52,250,922 <text:s/></text:p>
          </table:table-cell>
          <table:table-cell table:style-name="ce43" office:value-type="float" office:value="75674.8840564211" calcext:value-type="float">
            <text:p><text:s/>75,675 <text:s/></text:p>
          </table:table-cell>
          <table:table-cell table:style-name="ce43" office:value-type="float" office:value="238780.504" calcext:value-type="float">
            <text:p><text:s/>238,781 <text:s/></text:p>
          </table:table-cell>
          <table:table-cell table:style-name="ce43" office:value-type="float" office:value="0.000000000018913" calcext:value-type="float">
            <text:p><text:s/>0 <text:s/></text:p>
          </table:table-cell>
          <table:table-cell table:style-name="ce43" office:value-type="float" office:value="948409.89902" calcext:value-type="float">
            <text:p><text:s/>948,4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8723.74558333" calcext:value-type="float">
            <text:p><text:s/>7,488,7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175.21225" calcext:value-type="float">
            <text:p><text:s/>53,17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27" calcext:value-type="float">
            <text:p><text:s/>-0 <text:s/></text:p>
          </table:table-cell>
          <table:table-cell table:style-name="ce43" office:value-type="float" office:value="-0.000000000013731" calcext:value-type="float">
            <text:p><text:s/>-0 <text:s/></text:p>
          </table:table-cell>
          <table:table-cell table:style-name="ce43" office:value-type="float" office:value="-0.0000000000000647" calcext:value-type="float">
            <text:p><text:s/>-0 <text:s/></text:p>
          </table:table-cell>
          <table:table-cell table:style-name="ce43" office:value-type="float" office:value="-134752.633813347" calcext:value-type="float">
            <text:p><text:s/>-134,753 <text:s/></text:p>
          </table:table-cell>
          <table:table-cell table:style-name="ce43" office:value-type="float" office:value="-122145" calcext:value-type="float">
            <text:p><text:s/>-122,14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76.93798277773" calcext:value-type="float">
            <text:p><text:s/>2,9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7371.333333333" calcext:value-type="float">
            <text:p><text:s/>117,371 <text:s/></text:p>
          </table:table-cell>
          <table:table-cell table:style-name="ce42" office:value-type="float" office:value="343894.156666667" calcext:value-type="float">
            <text:p><text:s/>343,894 <text:s/></text:p>
          </table:table-cell>
          <table:table-cell table:style-name="ce42" office:value-type="float" office:value="80798.9466666667" calcext:value-type="float">
            <text:p><text:s/>80,799 <text:s/></text:p>
          </table:table-cell>
          <table:table-cell table:style-name="ce42" office:value-type="float" office:value="56607987.0415662" calcext:value-type="float">
            <text:p><text:s/>56,607,987 <text:s/></text:p>
          </table:table-cell>
          <table:table-cell table:style-name="ce42" office:value-type="float" office:value="52373067" calcext:value-type="float">
            <text:p><text:s/>52,373,067 <text:s/></text:p>
          </table:table-cell>
          <table:table-cell table:style-name="ce42" office:value-type="float" office:value="75674.8840564211" calcext:value-type="float">
            <text:p><text:s/>75,675 <text:s/></text:p>
          </table:table-cell>
          <table:table-cell table:style-name="ce42" office:value-type="float" office:value="238780.504" calcext:value-type="float">
            <text:p><text:s/>238,781 <text:s/></text:p>
          </table:table-cell>
          <table:table-cell table:style-name="ce42" office:value-type="float" office:value="32434.1983579762" calcext:value-type="float">
            <text:p><text:s/>32,4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687522.3880564" calcext:value-type="float">
            <text:p><text:s/>52,687,522 <text:s/></text:p>
          </table:table-cell>
          <table:table-cell table:style-name="ce42" office:value-type="float" office:value="52373067" calcext:value-type="float">
            <text:p><text:s/>52,373,067 <text:s/></text:p>
          </table:table-cell>
          <table:table-cell table:style-name="ce42" office:value-type="float" office:value="75674.8840564211" calcext:value-type="float">
            <text:p><text:s/>75,675 <text:s/></text:p>
          </table:table-cell>
          <table:table-cell table:style-name="ce42" office:value-type="float" office:value="238780.504" calcext:value-type="float">
            <text:p><text:s/>238,7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7483.46666667" calcext:value-type="float">
            <text:p><text:s/>2,937,4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0.13333333333" calcext:value-type="float">
            <text:p><text:s/>1,0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7371.333333333" calcext:value-type="float">
            <text:p><text:s/>117,371 <text:s/></text:p>
          </table:table-cell>
          <table:table-cell table:style-name="ce43" office:value-type="float" office:value="343894.156666667" calcext:value-type="float">
            <text:p><text:s/>343,894 <text:s/></text:p>
          </table:table-cell>
          <table:table-cell table:style-name="ce43" office:value-type="float" office:value="80798.9466666667" calcext:value-type="float">
            <text:p><text:s/>80,799 <text:s/></text:p>
          </table:table-cell>
          <table:table-cell table:style-name="ce43" office:value-type="float" office:value="981891.053509761" calcext:value-type="float">
            <text:p><text:s/>981,89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434.1983579762" calcext:value-type="float">
            <text:p><text:s/>32,43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51364.4" calcext:value-type="float">
            <text:p><text:s/>951,364 <text:s/></text:p>
          </table:table-cell>
          <table:table-cell table:style-name="ce42" office:value-type="float" office:value="1248356.08566667" calcext:value-type="float">
            <text:p><text:s/>1,248,356 <text:s/></text:p>
          </table:table-cell>
          <table:table-cell table:style-name="ce42" office:value-type="float" office:value="191705.822" calcext:value-type="float">
            <text:p><text:s/>191,706 <text:s/></text:p>
          </table:table-cell>
          <table:table-cell table:style-name="ce42" office:value-type="float" office:value="61258262.7450242" calcext:value-type="float">
            <text:p><text:s/>61,258,26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9186.22944089" calcext:value-type="float">
            <text:p><text:s/>1,519,186 <text:s/></text:p>
          </table:table-cell>
          <table:table-cell table:style-name="ce42" office:value-type="float" office:value="2150062.47427" calcext:value-type="float">
            <text:p><text:s/>2,150,0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51364.4" calcext:value-type="float">
            <text:p><text:s/>951,364 <text:s/></text:p>
          </table:table-cell>
          <table:table-cell table:style-name="ce42" office:value-type="float" office:value="1248356.08566667" calcext:value-type="float">
            <text:p><text:s/>1,248,356 <text:s/></text:p>
          </table:table-cell>
          <table:table-cell table:style-name="ce42" office:value-type="float" office:value="191705.822" calcext:value-type="float">
            <text:p><text:s/>191,706 <text:s/></text:p>
          </table:table-cell>
          <table:table-cell table:style-name="ce42" office:value-type="float" office:value="55005005.1961976" calcext:value-type="float">
            <text:p><text:s/>55,005,0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9186.22944089" calcext:value-type="float">
            <text:p><text:s/>1,519,186 <text:s/></text:p>
          </table:table-cell>
          <table:table-cell table:style-name="ce42" office:value-type="float" office:value="1693313.99611" calcext:value-type="float">
            <text:p><text:s/>1,693,31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253257.54882667" calcext:value-type="float">
            <text:p><text:s/>6,253,25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56748.47816" calcext:value-type="float">
            <text:p><text:s/>456,7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74598.666666667" calcext:value-type="float">
            <text:p><text:s/>174,599 <text:s/></text:p>
          </table:table-cell>
          <table:table-cell table:style-name="ce42" office:value-type="float" office:value="663340.871666667" calcext:value-type="float">
            <text:p><text:s/>663,341 <text:s/></text:p>
          </table:table-cell>
          <table:table-cell table:style-name="ce42" office:value-type="float" office:value="54796.1726666667" calcext:value-type="float">
            <text:p><text:s/>54,796 <text:s/></text:p>
          </table:table-cell>
          <table:table-cell table:style-name="ce42" office:value-type="float" office:value="2632728.53116825" calcext:value-type="float">
            <text:p><text:s/>2,632,7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6567.97534325" calcext:value-type="float">
            <text:p><text:s/>1,486,568 <text:s/></text:p>
          </table:table-cell>
          <table:table-cell table:style-name="ce42" office:value-type="float" office:value="73576.80219" calcext:value-type="float">
            <text:p><text:s/>73,5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56.26666666667" calcext:value-type="float">
            <text:p><text:s/>1,5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2562.666666667" calcext:value-type="float">
            <text:p><text:s/>152,563 <text:s/></text:p>
          </table:table-cell>
          <table:table-cell table:style-name="ce42" office:value-type="float" office:value="235343.458" calcext:value-type="float">
            <text:p><text:s/>235,343 <text:s/></text:p>
          </table:table-cell>
          <table:table-cell table:style-name="ce42" office:value-type="float" office:value="54796.1726666667" calcext:value-type="float">
            <text:p><text:s/>54,796 <text:s/></text:p>
          </table:table-cell>
          <table:table-cell table:style-name="ce42" office:value-type="float" office:value="16848" calcext:value-type="float">
            <text:p><text:s/>16,8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2036" calcext:value-type="float">
            <text:p><text:s/>22,036 <text:s/></text:p>
          </table:table-cell>
          <table:table-cell table:style-name="ce42" office:value-type="float" office:value="427997.413666667" calcext:value-type="float">
            <text:p><text:s/>427,9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8666666666667" calcext:value-type="float">
            <text:p><text:s/>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09623.81239491" calcext:value-type="float">
            <text:p><text:s/>2,609,6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6567.97534325" calcext:value-type="float">
            <text:p><text:s/>1,486,568 <text:s/></text:p>
          </table:table-cell>
          <table:table-cell table:style-name="ce42" office:value-type="float" office:value="71067.81675" calcext:value-type="float">
            <text:p><text:s/>71,0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9.46666666667" calcext:value-type="float">
            <text:p><text:s/>2,1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545.11877333333" calcext:value-type="float">
            <text:p><text:s/>2,54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508.98544" calcext:value-type="float">
            <text:p><text:s/>2,50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155.05366666667" calcext:value-type="float">
            <text:p><text:s/>1,155 <text:s/></text:p>
          </table:table-cell>
          <table:table-cell table:style-name="ce44" office:value-type="float" office:value="259.998666666667" calcext:value-type="float">
            <text:p><text:s/>26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59394.4" calcext:value-type="float">
            <text:p><text:s/>659,394 <text:s/></text:p>
          </table:table-cell>
          <table:table-cell table:style-name="ce44" office:value-type="float" office:value="239966.003666667" calcext:value-type="float">
            <text:p><text:s/>239,966 <text:s/></text:p>
          </table:table-cell>
          <table:table-cell table:style-name="ce44" office:value-type="float" office:value="55850.704" calcext:value-type="float">
            <text:p><text:s/>55,851 <text:s/></text:p>
          </table:table-cell>
          <table:table-cell table:style-name="ce44" office:value-type="float" office:value="42524916.2548557" calcext:value-type="float">
            <text:p><text:s/>42,524,91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84.055739662639" calcext:value-type="float">
            <text:p><text:s/>184 <text:s/></text:p>
          </table:table-cell>
          <table:table-cell table:style-name="ce44" office:value-type="float" office:value="2968743.42086722" calcext:value-type="float">
            <text:p><text:s/>2,968,74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59394.4" calcext:value-type="float">
            <text:p><text:s/>659,394 <text:s/></text:p>
          </table:table-cell>
          <table:table-cell table:style-name="ce44" office:value-type="float" office:value="239966.003666667" calcext:value-type="float">
            <text:p><text:s/>239,966 <text:s/></text:p>
          </table:table-cell>
          <table:table-cell table:style-name="ce44" office:value-type="float" office:value="55850.704" calcext:value-type="float">
            <text:p><text:s/>55,851 <text:s/></text:p>
          </table:table-cell>
          <table:table-cell table:style-name="ce44" office:value-type="float" office:value="20581476.1971557" calcext:value-type="float">
            <text:p><text:s/>20,581,47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84.055739662639" calcext:value-type="float">
            <text:p><text:s/>184 <text:s/></text:p>
          </table:table-cell>
          <table:table-cell table:style-name="ce44" office:value-type="float" office:value="2121250.49176722" calcext:value-type="float">
            <text:p><text:s/>2,121,2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59394.4" calcext:value-type="float">
            <text:p><text:s/>659,394 <text:s/></text:p>
          </table:table-cell>
          <table:table-cell table:style-name="ce42" office:value-type="float" office:value="239966.003666667" calcext:value-type="float">
            <text:p><text:s/>239,966 <text:s/></text:p>
          </table:table-cell>
          <table:table-cell table:style-name="ce42" office:value-type="float" office:value="55850.704" calcext:value-type="float">
            <text:p><text:s/>55,851 <text:s/></text:p>
          </table:table-cell>
          <table:table-cell table:style-name="ce42" office:value-type="float" office:value="4984801.59396621" calcext:value-type="float">
            <text:p><text:s/>4,984,8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.055739662639" calcext:value-type="float">
            <text:p><text:s/>184 <text:s/></text:p>
          </table:table-cell>
          <table:table-cell table:style-name="ce42" office:value-type="float" office:value="562967.0108" calcext:value-type="float">
            <text:p><text:s/>562,9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17.1304066667" calcext:value-type="float">
            <text:p><text:s/>46,2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97.66374" calcext:value-type="float">
            <text:p><text:s/>2,8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9412.20446072" calcext:value-type="float">
            <text:p><text:s/>329,4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76.60821" calcext:value-type="float">
            <text:p><text:s/>8,8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2756.24789184" calcext:value-type="float">
            <text:p><text:s/>722,7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11.00454" calcext:value-type="float">
            <text:p><text:s/>1,6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241.5827833333" calcext:value-type="float">
            <text:p><text:s/>32,2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27.44945" calcext:value-type="float">
            <text:p><text:s/>2,7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48.93952333333" calcext:value-type="float">
            <text:p><text:s/>6,9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0.00619" calcext:value-type="float">
            <text:p><text:s/>1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0236.809337781" calcext:value-type="float">
            <text:p><text:s/>290,2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21.04787" calcext:value-type="float">
            <text:p><text:s/>2,5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48.51455333333" calcext:value-type="float">
            <text:p><text:s/>6,4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72.18122" calcext:value-type="float">
            <text:p><text:s/>4,6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3191.06666666667" calcext:value-type="float">
            <text:p><text:s/>3,1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9810.64282587" calcext:value-type="float">
            <text:p><text:s/>1,669,8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.055739662639" calcext:value-type="float">
            <text:p><text:s/>184 <text:s/></text:p>
          </table:table-cell>
          <table:table-cell table:style-name="ce42" office:value-type="float" office:value="333516.80761" calcext:value-type="float">
            <text:p><text:s/>333,5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6428.82300081" calcext:value-type="float">
            <text:p><text:s/>1,176,4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107.9379" calcext:value-type="float">
            <text:p><text:s/>80,1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98172.785835135" calcext:value-type="float">
            <text:p>( 998,17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0107.9379" calcext:value-type="float">
            <text:p>( 80,10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5601.103832341" calcext:value-type="float">
            <text:p>( 175,60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54.93333333333" calcext:value-type="float">
            <text:p>( 2,65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466.966991504" calcext:value-type="float">
            <text:p><text:s/>143,4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.055739662639" calcext:value-type="float">
            <text:p><text:s/>1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813.58312356" calcext:value-type="float">
            <text:p><text:s/>67,8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191.06666666667" calcext:value-type="float">
            <text:p><text:s/>3,191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82101.26971" calcext:value-type="float">
            <text:p><text:s/>282,10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53408.86971" calcext:value-type="float">
            <text:p><text:s/>253,4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527.473961111" calcext:value-type="float">
            <text:p><text:s/>229,5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90.36285" calcext:value-type="float">
            <text:p><text:s/>3,2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383.67375" calcext:value-type="float">
            <text:p><text:s/>83,3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48.07375" calcext:value-type="float">
            <text:p><text:s/>2,84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9896.0040488889" calcext:value-type="float">
            <text:p><text:s/>89,89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918.31516" calcext:value-type="float">
            <text:p><text:s/>7,9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4163.234876667" calcext:value-type="float">
            <text:p><text:s/>394,1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598.76821" calcext:value-type="float">
            <text:p><text:s/>19,5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904.58696" calcext:value-type="float">
            <text:p><text:s/>63,9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2.38696" calcext:value-type="float">
            <text:p><text:s/>3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0258.647916667" calcext:value-type="float">
            <text:p><text:s/>330,2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266.38125" calcext:value-type="float">
            <text:p><text:s/>19,2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783.53636" calcext:value-type="float">
            <text:p>( 10,78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009.13636" calcext:value-type="float">
            <text:p>( 10,00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0131.8686366667" calcext:value-type="float">
            <text:p>( 10,13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293.20197" calcext:value-type="float">
            <text:p>( 2,29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56203.333333333" calcext:value-type="float">
            <text:p><text:s/>656,203 <text:s/></text:p>
          </table:table-cell>
          <table:table-cell table:style-name="ce42" office:value-type="float" office:value="239966.003666667" calcext:value-type="float">
            <text:p><text:s/>239,966 <text:s/></text:p>
          </table:table-cell>
          <table:table-cell table:style-name="ce42" office:value-type="float" office:value="55850.704" calcext:value-type="float">
            <text:p><text:s/>55,851 <text:s/></text:p>
          </table:table-cell>
          <table:table-cell table:style-name="ce42" office:value-type="float" office:value="573891.325896667" calcext:value-type="float">
            <text:p><text:s/>573,8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675.23523" calcext:value-type="float">
            <text:p><text:s/>27,6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56203.333333333" calcext:value-type="float">
            <text:p><text:s/>656,203 <text:s/></text:p>
          </table:table-cell>
          <table:table-cell table:style-name="ce42" office:value-type="float" office:value="239966.003666667" calcext:value-type="float">
            <text:p><text:s/>239,966 <text:s/></text:p>
          </table:table-cell>
          <table:table-cell table:style-name="ce42" office:value-type="float" office:value="55850.704" calcext:value-type="float">
            <text:p><text:s/>55,851 <text:s/></text:p>
          </table:table-cell>
          <table:table-cell table:style-name="ce42" office:value-type="float" office:value="481012.909126667" calcext:value-type="float">
            <text:p><text:s/>481,0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359.01846" calcext:value-type="float">
            <text:p><text:s/>18,3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878.41677" calcext:value-type="float">
            <text:p><text:s/>92,8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16.21677" calcext:value-type="float">
            <text:p><text:s/>9,3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737.4784633333" calcext:value-type="float">
            <text:p>( 19,73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386.54513" calcext:value-type="float">
            <text:p>( 5,38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260.7011377778" calcext:value-type="float">
            <text:p><text:s/>89,2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62.62336" calcext:value-type="float">
            <text:p><text:s/>7,46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4368.17747" calcext:value-type="float">
            <text:p><text:s/>14,36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164.37747" calcext:value-type="float">
            <text:p><text:s/>3,1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847.17009" calcext:value-type="float">
            <text:p><text:s/>104,8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14.77009" calcext:value-type="float">
            <text:p><text:s/>4,9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23.1779466667" calcext:value-type="float">
            <text:p><text:s/>38,3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14.91128" calcext:value-type="float">
            <text:p><text:s/>5,7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736.06226" calcext:value-type="float">
            <text:p><text:s/>139,7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819.66226" calcext:value-type="float">
            <text:p><text:s/>122,8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5.33333333333" calcext:value-type="float">
            <text:p><text:s/>1,8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030.9311988889" calcext:value-type="float">
            <text:p><text:s/>78,0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7.14231" calcext:value-type="float">
            <text:p><text:s/>60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456.2562133333" calcext:value-type="float">
            <text:p><text:s/>43,45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48016.8935394" calcext:value-type="float">
            <text:p><text:s/>12,448,0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317.0519172222" calcext:value-type="float">
            <text:p><text:s/>87,3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160.8888888889" calcext:value-type="float">
            <text:p><text:s/>96,1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48282.8046506" calcext:value-type="float">
            <text:p><text:s/>12,048,2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317.0519172222" calcext:value-type="float">
            <text:p><text:s/>87,3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388.5333333333" calcext:value-type="float">
            <text:p><text:s/>32,3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184.666666667" calcext:value-type="float">
            <text:p><text:s/>271,1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3854.52627" calcext:value-type="float">
            <text:p><text:s/>553,8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14567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353.5929366667" calcext:value-type="float">
            <text:p><text:s/>68,3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14567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85500.933333333" calcext:value-type="float">
            <text:p><text:s/>485,50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1790.38728" calcext:value-type="float">
            <text:p><text:s/>1,221,7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925.48728" calcext:value-type="float">
            <text:p><text:s/>97,9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3933.955732222" calcext:value-type="float">
            <text:p><text:s/>593,9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857.13351" calcext:value-type="float">
            <text:p><text:s/>97,8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34.93333333333" calcext:value-type="float">
            <text:p><text:s/>9,8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80.0736033333" calcext:value-type="float">
            <text:p><text:s/>13,1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34027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90.4666666667" calcext:value-type="float">
            <text:p><text:s/>11,1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43" calcext:value-type="float">
            <text:p><text:s/>7,5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241.477777778" calcext:value-type="float">
            <text:p><text:s/>455,2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0866.480166667" calcext:value-type="float">
            <text:p><text:s/>130,86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7.0135" calcext:value-type="float">
            <text:p><text:s/>6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73012.7961" calcext:value-type="float">
            <text:p><text:s/>1,373,01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73012.7961" calcext:value-type="float">
            <text:p><text:s/>1,373,0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43440.0577001" calcext:value-type="float">
            <text:p><text:s/>21,943,4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7492.9291" calcext:value-type="float">
            <text:p><text:s/>847,4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43440.0577001" calcext:value-type="float">
            <text:p><text:s/>21,943,4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7492.9291" calcext:value-type="float">
            <text:p><text:s/>847,4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421587.1291" calcext:value-type="float">
            <text:p>( 18,421,58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47492.9291" calcext:value-type="float">
            <text:p>( 847,49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93718.947256" calcext:value-type="float">
            <text:p><text:s/>14,993,7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432.102983" calcext:value-type="float">
            <text:p><text:s/>122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46325.787" calcext:value-type="float">
            <text:p><text:s/>11,446,3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4.726301" calcext:value-type="float">
            <text:p><text:s/>2,2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5188.433955" calcext:value-type="float">
            <text:p><text:s/>3,545,1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432.102983" calcext:value-type="float">
            <text:p><text:s/>122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3209.082273" calcext:value-type="float">
            <text:p><text:s/>1,813,2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13209.082273" calcext:value-type="float">
            <text:p><text:s/>1,813,20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07938.2" calcext:value-type="float">
            <text:p><text:s/>12,607,9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189.6140161239" calcext:value-type="float">
            <text:p><text:s/>76,190 <text:s/></text:p>
          </table:table-cell>
          <table:table-cell table:number-columns-repeated="2" table:style-name="ce42" office:value-type="float" office:value="4883382.4" calcext:value-type="float">
            <text:p><text:s/>4,883,3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0290.66666667" calcext:value-type="float">
            <text:p><text:s/>2,310,2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062349.33333333" calcext:value-type="float">
            <text:p><text:s/>2,062,3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16669.6" calcext:value-type="float">
            <text:p><text:s/>-316,670 <text:s/></text:p>
          </table:table-cell>
          <table:table-cell table:number-columns-repeated="2" table:style-name="ce42" office:value-type="float" office:value="-103505.22" calcext:value-type="float">
            <text:p><text:s/>-103,50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0958.2222222222" calcext:value-type="float">
            <text:p><text:s/>-20,958 <text:s/></text:p>
          </table:table-cell>
          <table:table-cell table:style-name="ce42" office:value-type="float" office:value="-135.055555555556" calcext:value-type="float">
            <text:p><text:s/>-13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848418.1859839" calcext:value-type="float">
            <text:p><text:s/>12,848,418 <text:s/></text:p>
          </table:table-cell>
          <table:table-cell table:number-columns-repeated="2" table:style-name="ce43" office:value-type="float" office:value="-4779877.18" calcext:value-type="float">
            <text:p><text:s/>-4,779,87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351681.77777778" calcext:value-type="float">
            <text:p><text:s/>-4,351,682 <text:s/></text:p>
          </table:table-cell>
          <table:table-cell table:style-name="ce43" office:value-type="float" office:value="135.055555555556" calcext:value-type="float">
            <text:p><text:s/>1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46552.26666667" calcext:value-type="float">
            <text:p><text:s/>4,246,552 <text:s/></text:p>
          </table:table-cell>
          <table:table-cell table:number-columns-repeated="2" table:style-name="ce42" office:value-type="float" office:value="15622.5333333333" calcext:value-type="float">
            <text:p><text:s/>15,6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" calcext:value-type="float">
            <text:p><text:s/>16 <text:s/></text:p>
          </table:table-cell>
          <table:table-cell table:style-name="ce42" office:value-type="float" office:value="16150.2222222222" calcext:value-type="float">
            <text:p><text:s/>16,150 <text:s/></text:p>
          </table:table-cell>
          <table:table-cell table:style-name="ce42" office:value-type="float" office:value="83.1111111111111" calcext:value-type="float">
            <text:p><text:s/>8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1830.5193172092" calcext:value-type="float">
            <text:p><text:s/>61,831 <text:s/></text:p>
          </table:table-cell>
          <table:table-cell table:number-columns-repeated="2" table:style-name="ce43" office:value-type="float" office:value="-116114.96" calcext:value-type="float">
            <text:p><text:s/>-116,11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6" calcext:value-type="float">
            <text:p><text:s/>-16 <text:s/></text:p>
          </table:table-cell>
          <table:table-cell table:style-name="ce43" office:value-type="float" office:value="104456" calcext:value-type="float">
            <text:p><text:s/>104,456 <text:s/></text:p>
          </table:table-cell>
          <table:table-cell table:style-name="ce43" office:value-type="float" office:value="-10222.6666666667" calcext:value-type="float">
            <text:p><text:s/>-10,22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34058.8" calcext:value-type="float">
            <text:p><text:s/>9,034,059 <text:s/></text:p>
          </table:table-cell>
          <table:table-cell table:number-columns-repeated="2" table:style-name="ce42" office:value-type="float" office:value="12921380.42" calcext:value-type="float">
            <text:p><text:s/>12,921,3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51195.55555556" calcext:value-type="float">
            <text:p><text:s/>4,751,1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34058.8" calcext:value-type="float">
            <text:p><text:s/>9,034,059 <text:s/></text:p>
          </table:table-cell>
          <table:table-cell table:number-columns-repeated="2" table:style-name="ce42" office:value-type="float" office:value="7639827.27466667" calcext:value-type="float">
            <text:p><text:s/>7,639,8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51195.55555556" calcext:value-type="float">
            <text:p><text:s/>4,751,1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5281553.14533333" calcext:value-type="float">
            <text:p><text:s/>5,281,55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86.53333333333" calcext:value-type="float">
            <text:p><text:s/>4,2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61.46666666667" calcext:value-type="float">
            <text:p><text:s/>2,1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09.46666666667" calcext:value-type="float">
            <text:p><text:s/>2,1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5.6" calcext:value-type="float">
            <text:p><text:s/>1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574094.2" calcext:value-type="float">
            <text:p><text:s/>17,574,094 <text:s/></text:p>
          </table:table-cell>
          <table:table-cell table:number-columns-repeated="2" table:style-name="ce44" office:value-type="float" office:value="8237709.13333333" calcext:value-type="float">
            <text:p><text:s/>8,237,70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8907.555555556" calcext:value-type="float">
            <text:p><text:s/>278,908 <text:s/></text:p>
          </table:table-cell>
          <table:table-cell table:style-name="ce44" office:value-type="float" office:value="10270.8333333333" calcext:value-type="float">
            <text:p><text:s/>10,27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237709.13333333" calcext:value-type="float">
            <text:p><text:s/>8,237,70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8907.555555556" calcext:value-type="float">
            <text:p><text:s/>278,908 <text:s/></text:p>
          </table:table-cell>
          <table:table-cell table:style-name="ce44" office:value-type="float" office:value="10270.8333333333" calcext:value-type="float">
            <text:p><text:s/>10,2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584.06666666667" calcext:value-type="float">
            <text:p><text:s/>6,5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2.66666666667" calcext:value-type="float">
            <text:p><text:s/>1,083 <text:s/></text:p>
          </table:table-cell>
          <table:table-cell table:style-name="ce42" office:value-type="float" office:value="323" calcext:value-type="float">
            <text:p><text:s/>3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.5333333333333" calcext:value-type="float">
            <text:p><text:s/>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59.4" calcext:value-type="float">
            <text:p><text:s/>9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6.4" calcext:value-type="float">
            <text:p><text:s/>2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0.866666666666667" calcext:value-type="float">
            <text:p>( 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.4666666666667" calcext:value-type="float">
            <text:p><text:s/>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3.111111111111" calcext:value-type="float">
            <text:p><text:s/>9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7.2" calcext:value-type="float">
            <text:p><text:s/>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2.5333333333333" calcext:value-type="float">
            <text:p><text:s/>23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12.888888888889" calcext:value-type="float">
            <text:p><text:s/>113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5.666666666667" calcext:value-type="float">
            <text:p><text:s/>1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5.266666666667" calcext:value-type="float">
            <text:p><text:s/>1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10.4" calcext:value-type="float">
            <text:p>( 1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2.933333333333" calcext:value-type="float">
            <text:p><text:s/>2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3.666666666667" calcext:value-type="float">
            <text:p><text:s/>2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9.2666666666667" calcext:value-type="float">
            <text:p><text:s/>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.6" calcext:value-type="float">
            <text:p><text:s/>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61111111111111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30.866666666667" calcext:value-type="float">
            <text:p><text:s/>13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35.6" calcext:value-type="float">
            <text:p><text:s/>5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59.66666666667" calcext:value-type="float">
            <text:p><text:s/>2,9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1.666666666667" calcext:value-type="float">
            <text:p><text:s/>3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7.2" calcext:value-type="float">
            <text:p><text:s/>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0.933333333333" calcext:value-type="float">
            <text:p><text:s/>5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8.933333333333" calcext:value-type="float">
            <text:p><text:s/>4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77582.1114" calcext:value-type="float">
            <text:p><text:s/>8,177,5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160.8888888889" calcext:value-type="float">
            <text:p><text:s/>96,1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6160.8888888889" calcext:value-type="float">
            <text:p><text:s/>96,1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77582.1114" calcext:value-type="float">
            <text:p><text:s/>8,177,5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027.35526666667" calcext:value-type="float">
            <text:p><text:s/>8,0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027.35526666667" calcext:value-type="float">
            <text:p><text:s/>8,0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515.6" calcext:value-type="float">
            <text:p><text:s/>45,5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664" calcext:value-type="float">
            <text:p><text:s/>181,664 <text:s/></text:p>
          </table:table-cell>
          <table:table-cell table:style-name="ce42" office:value-type="float" office:value="9947.83333333333" calcext:value-type="float">
            <text:p><text:s/>9,9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543.88888888889" calcext:value-type="float">
            <text:p><text:s/>5,5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.6" calcext:value-type="float">
            <text:p><text:s/>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99.26666666667" calcext:value-type="float">
            <text:p><text:s/>8,7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16.06666666667" calcext:value-type="float">
            <text:p><text:s/>3,5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308.2" calcext:value-type="float">
            <text:p><text:s/>30,3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664" calcext:value-type="float">
            <text:p><text:s/>181,664 <text:s/></text:p>
          </table:table-cell>
          <table:table-cell table:style-name="ce42" office:value-type="float" office:value="3327.27777777778" calcext:value-type="float">
            <text:p><text:s/>3,32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863.46666666667" calcext:value-type="float">
            <text:p><text:s/>2,86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76.66666666667" calcext:value-type="float">
            <text:p><text:s/>1,07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74094.2" calcext:value-type="float">
            <text:p><text:s/>17,574,0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74094.2" calcext:value-type="float">
            <text:p><text:s/>17,574,0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574094.2" calcext:value-type="float">
            <text:p>( 17,574,09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0896" calcext:value-type="float">
            <text:p><text:s/>2,070,8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9001.6" calcext:value-type="float">
            <text:p><text:s/>319,002 <text:s/></text:p>
          </table:table-cell>
          <table:table-cell table:style-name="ce42" office:value-type="float" office:value="11033.3333333333" calcext:value-type="float">
            <text:p><text:s/>11,033 <text:s/></text:p>
          </table:table-cell>
          <table:table-cell table:style-name="ce42" office:value-type="float" office:value="772006.884770716" calcext:value-type="float">
            <text:p><text:s/>772,007 <text:s/></text:p>
          </table:table-cell>
          <table:table-cell table:style-name="ce42" office:value-type="float" office:value="41141" calcext:value-type="float">
            <text:p><text:s/>41,141 <text:s/></text:p>
          </table:table-cell>
          <table:table-cell table:style-name="ce42" office:value-type="float" office:value="41023.6888888889" calcext:value-type="float">
            <text:p><text:s/>41,024 <text:s/></text:p>
          </table:table-cell>
          <table:table-cell table:style-name="ce42" office:value-type="float" office:value="240265" calcext:value-type="float">
            <text:p><text:s/>240,2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869921.6" calcext:value-type="float">
            <text:p><text:s/>9,869,922 <text:s/></text:p>
          </table:table-cell>
          <table:table-cell table:style-name="ce42" office:value-type="float" office:value="550744.533333333" calcext:value-type="float">
            <text:p><text:s/>550,745 <text:s/></text:p>
          </table:table-cell>
          <table:table-cell table:style-name="ce42" office:value-type="float" office:value="25" calcext:value-type="float">
            <text:p><text:s/>25 <text:s/></text:p>
          </table:table-cell>
          <table:table-cell table:style-name="ce42" office:value-type="float" office:value="273321.6" calcext:value-type="float">
            <text:p><text:s/>273,322 <text:s/></text:p>
          </table:table-cell>
          <table:table-cell table:style-name="ce42" office:value-type="float" office:value="262416.666666667" calcext:value-type="float">
            <text:p><text:s/>262,417 <text:s/></text:p>
          </table:table-cell>
          <table:table-cell table:style-name="ce42" office:value-type="float" office:value="41631.6028372968" calcext:value-type="float">
            <text:p><text:s/>41,632 <text:s/></text:p>
          </table:table-cell>
          <table:table-cell table:style-name="ce42" office:value-type="float" office:value="29644" calcext:value-type="float">
            <text:p><text:s/>29,644 <text:s/></text:p>
          </table:table-cell>
          <table:table-cell table:style-name="ce42" office:value-type="float" office:value="230707" calcext:value-type="float">
            <text:p><text:s/>230,707 <text:s/></text:p>
          </table:table-cell>
          <table:table-cell table:style-name="ce42" office:value-type="float" office:value="59198" calcext:value-type="float">
            <text:p><text:s/>59,1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81354.133333333" calcext:value-type="float">
            <text:p><text:s/>181,354 <text:s/></text:p>
          </table:table-cell>
          <table:table-cell table:style-name="ce42" office:value-type="float" office:value="1884140.8" calcext:value-type="float">
            <text:p><text:s/>1,884,1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45.33333333333" calcext:value-type="float">
            <text:p><text:s/>2,6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10478.459466667" calcext:value-type="float">
            <text:p><text:s/>-110,478 <text:s/></text:p>
          </table:table-cell>
          <table:table-cell table:style-name="ce42" office:value-type="float" office:value="-69780.8376533337" calcext:value-type="float">
            <text:p><text:s/>-69,781 <text:s/></text:p>
          </table:table-cell>
          <table:table-cell table:style-name="ce42" office:value-type="float" office:value="3957" calcext:value-type="float">
            <text:p><text:s/>3,957 <text:s/></text:p>
          </table:table-cell>
          <table:table-cell table:style-name="ce42" office:value-type="float" office:value="-115606.4" calcext:value-type="float">
            <text:p><text:s/>-115,606 <text:s/></text:p>
          </table:table-cell>
          <table:table-cell table:style-name="ce42" office:value-type="float" office:value="-38075.5555555555" calcext:value-type="float">
            <text:p><text:s/>-38,076 <text:s/></text:p>
          </table:table-cell>
          <table:table-cell table:style-name="ce42" office:value-type="float" office:value="7807.53333333333" calcext:value-type="float">
            <text:p><text:s/>7,808 <text:s/></text:p>
          </table:table-cell>
          <table:table-cell table:style-name="ce42" office:value-type="float" office:value="-7196" calcext:value-type="float">
            <text:p><text:s/>-7,196 <text:s/></text:p>
          </table:table-cell>
          <table:table-cell table:style-name="ce42" office:value-type="float" office:value="1011.33333333329" calcext:value-type="float">
            <text:p><text:s/>1,011 <text:s/></text:p>
          </table:table-cell>
          <table:table-cell table:style-name="ce42" office:value-type="float" office:value="-192580" calcext:value-type="float">
            <text:p><text:s/>-192,58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940797.27386667" calcext:value-type="float">
            <text:p><text:s/>-9,940,797 <text:s/></text:p>
          </table:table-cell>
          <table:table-cell table:style-name="ce43" office:value-type="float" office:value="-294208.49568" calcext:value-type="float">
            <text:p><text:s/>-294,208 <text:s/></text:p>
          </table:table-cell>
          <table:table-cell table:style-name="ce43" office:value-type="float" office:value="-3982" calcext:value-type="float">
            <text:p><text:s/>-3,982 <text:s/></text:p>
          </table:table-cell>
          <table:table-cell table:style-name="ce43" office:value-type="float" office:value="158641.066666667" calcext:value-type="float">
            <text:p><text:s/>158,641 <text:s/></text:p>
          </table:table-cell>
          <table:table-cell table:style-name="ce43" office:value-type="float" office:value="-213307.777777778" calcext:value-type="float">
            <text:p><text:s/>-213,308 <text:s/></text:p>
          </table:table-cell>
          <table:table-cell table:style-name="ce43" office:value-type="float" office:value="722567.748600086" calcext:value-type="float">
            <text:p><text:s/>722,568 <text:s/></text:p>
          </table:table-cell>
          <table:table-cell table:style-name="ce43" office:value-type="float" office:value="18693" calcext:value-type="float">
            <text:p><text:s/>18,693 <text:s/></text:p>
          </table:table-cell>
          <table:table-cell table:style-name="ce43" office:value-type="float" office:value="-190694.644444444" calcext:value-type="float">
            <text:p><text:s/>-190,695 <text:s/></text:p>
          </table:table-cell>
          <table:table-cell table:style-name="ce43" office:value-type="float" office:value="373647" calcext:value-type="float">
            <text:p><text:s/>373,6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62052.133333333" calcext:value-type="float">
            <text:p><text:s/>362,052 <text:s/></text:p>
          </table:table-cell>
          <table:table-cell table:style-name="ce42" office:value-type="float" office:value="2522846.93333333" calcext:value-type="float">
            <text:p><text:s/>2,522,847 <text:s/></text:p>
          </table:table-cell>
          <table:table-cell table:style-name="ce42" office:value-type="float" office:value="562" calcext:value-type="float">
            <text:p><text:s/>562 <text:s/></text:p>
          </table:table-cell>
          <table:table-cell table:style-name="ce42" office:value-type="float" office:value="27357.8666666667" calcext:value-type="float">
            <text:p><text:s/>27,3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9.46666666667" calcext:value-type="float">
            <text:p><text:s/>1,2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066" calcext:value-type="float">
            <text:p><text:s/>243,06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61941.0595999992" calcext:value-type="float">
            <text:p><text:s/>61,941 <text:s/></text:p>
          </table:table-cell>
          <table:table-cell table:style-name="ce43" office:value-type="float" office:value="-117458.524046666" calcext:value-type="float">
            <text:p><text:s/>-117,45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9033.913978615" calcext:value-type="float">
            <text:p><text:s/>139,034 <text:s/></text:p>
          </table:table-cell>
          <table:table-cell table:style-name="ce42" office:value-type="float" office:value="3198792.79096069" calcext:value-type="float">
            <text:p><text:s/>3,198,7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6672.769292825" calcext:value-type="float">
            <text:p><text:s/>546,673 <text:s/></text:p>
          </table:table-cell>
          <table:table-cell table:style-name="ce42" office:value-type="float" office:value="3530.98091965511" calcext:value-type="float">
            <text:p><text:s/>3,5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4394.4" calcext:value-type="float">
            <text:p><text:s/>134,394 <text:s/></text:p>
          </table:table-cell>
          <table:table-cell table:style-name="ce42" office:value-type="float" office:value="2803089.06666667" calcext:value-type="float">
            <text:p><text:s/>2,803,0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0.13333333333" calcext:value-type="float">
            <text:p><text:s/>1,0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639.51397861467" calcext:value-type="float">
            <text:p><text:s/>4,640 <text:s/></text:p>
          </table:table-cell>
          <table:table-cell table:style-name="ce43" office:value-type="float" office:value="394613.59096069" calcext:value-type="float">
            <text:p><text:s/>394,61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46672.769292825" calcext:value-type="float">
            <text:p><text:s/>546,673 <text:s/></text:p>
          </table:table-cell>
          <table:table-cell table:style-name="ce43" office:value-type="float" office:value="3530.98091965511" calcext:value-type="float">
            <text:p><text:s/>3,5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5563067.9334667" calcext:value-type="float">
            <text:p><text:s/>15,563,068 <text:s/></text:p>
          </table:table-cell>
          <table:table-cell table:style-name="ce42" office:value-type="float" office:value="11346915.24118" calcext:value-type="float">
            <text:p><text:s/>11,346,915 <text:s/></text:p>
          </table:table-cell>
          <table:table-cell table:style-name="ce42" office:value-type="float" office:value="11981" calcext:value-type="float">
            <text:p><text:s/>11,981 <text:s/></text:p>
          </table:table-cell>
          <table:table-cell table:style-name="ce42" office:value-type="float" office:value="284961.066666667" calcext:value-type="float">
            <text:p><text:s/>284,961 <text:s/></text:p>
          </table:table-cell>
          <table:table-cell table:style-name="ce42" office:value-type="float" office:value="641813.333333333" calcext:value-type="float">
            <text:p><text:s/>641,813 <text:s/></text:p>
          </table:table-cell>
          <table:table-cell table:style-name="ce42" office:value-type="float" office:value="104342.066666667" calcext:value-type="float">
            <text:p><text:s/>104,3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0041.15555556" calcext:value-type="float">
            <text:p><text:s/>1,260,041 <text:s/></text:p>
          </table:table-cell>
          <table:table-cell table:style-name="ce42" office:value-type="float" office:value="1669257.46888889" calcext:value-type="float">
            <text:p><text:s/>1,669,2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5319672.1094667" calcext:value-type="float">
            <text:p><text:s/>15,319,672 <text:s/></text:p>
          </table:table-cell>
          <table:table-cell table:style-name="ce42" office:value-type="float" office:value="11346915.24118" calcext:value-type="float">
            <text:p><text:s/>11,346,915 <text:s/></text:p>
          </table:table-cell>
          <table:table-cell table:style-name="ce42" office:value-type="float" office:value="11981" calcext:value-type="float">
            <text:p><text:s/>11,981 <text:s/></text:p>
          </table:table-cell>
          <table:table-cell table:style-name="ce42" office:value-type="float" office:value="284961.066666667" calcext:value-type="float">
            <text:p><text:s/>284,961 <text:s/></text:p>
          </table:table-cell>
          <table:table-cell table:style-name="ce42" office:value-type="float" office:value="641813.333333333" calcext:value-type="float">
            <text:p><text:s/>641,813 <text:s/></text:p>
          </table:table-cell>
          <table:table-cell table:style-name="ce42" office:value-type="float" office:value="104342.066666667" calcext:value-type="float">
            <text:p><text:s/>104,3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0041.15555556" calcext:value-type="float">
            <text:p><text:s/>1,260,041 <text:s/></text:p>
          </table:table-cell>
          <table:table-cell table:style-name="ce42" office:value-type="float" office:value="1397697.36755556" calcext:value-type="float">
            <text:p><text:s/>1,397,69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43395.824" calcext:value-type="float">
            <text:p><text:s/>243,39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71560.101333333" calcext:value-type="float">
            <text:p><text:s/>271,5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3063.0666666667" calcext:value-type="float">
            <text:p><text:s/>43,063 <text:s/></text:p>
          </table:table-cell>
          <table:table-cell table:style-name="ce42" office:value-type="float" office:value="544841.903847477" calcext:value-type="float">
            <text:p><text:s/>544,8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1532.164040509" calcext:value-type="float">
            <text:p><text:s/>471,532 <text:s/></text:p>
          </table:table-cell>
          <table:table-cell table:style-name="ce42" office:value-type="float" office:value="8856.30796923378" calcext:value-type="float">
            <text:p><text:s/>8,8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56.26666666667" calcext:value-type="float">
            <text:p><text:s/>1,5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48" calcext:value-type="float">
            <text:p><text:s/>16,8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.8666666666667" calcext:value-type="float">
            <text:p><text:s/>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3042.5333333333" calcext:value-type="float">
            <text:p><text:s/>43,043 <text:s/></text:p>
          </table:table-cell>
          <table:table-cell table:style-name="ce42" office:value-type="float" office:value="526391.770514144" calcext:value-type="float">
            <text:p><text:s/>526,3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1532.164040509" calcext:value-type="float">
            <text:p><text:s/>471,532 <text:s/></text:p>
          </table:table-cell>
          <table:table-cell table:style-name="ce42" office:value-type="float" office:value="8856.30796923378" calcext:value-type="float">
            <text:p><text:s/>8,8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0.5333333333333" calcext:value-type="float">
            <text:p><text:s/>2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016180.48602139" calcext:value-type="float">
            <text:p><text:s/>5,016,180 <text:s/></text:p>
          </table:table-cell>
          <table:table-cell table:style-name="ce44" office:value-type="float" office:value="4903683.64140517" calcext:value-type="float">
            <text:p><text:s/>4,903,684 <text:s/></text:p>
          </table:table-cell>
          <table:table-cell table:style-name="ce44" office:value-type="float" office:value="7437" calcext:value-type="float">
            <text:p><text:s/>7,437 <text:s/></text:p>
          </table:table-cell>
          <table:table-cell table:style-name="ce44" office:value-type="float" office:value="416244.266666667" calcext:value-type="float">
            <text:p><text:s/>416,244 <text:s/></text:p>
          </table:table-cell>
          <table:table-cell table:style-name="ce44" office:value-type="float" office:value="428505.555555556" calcext:value-type="float">
            <text:p><text:s/>428,506 <text:s/></text:p>
          </table:table-cell>
          <table:table-cell table:style-name="ce44" office:value-type="float" office:value="825670.348600086" calcext:value-type="float">
            <text:p><text:s/>825,670 <text:s/></text:p>
          </table:table-cell>
          <table:table-cell table:style-name="ce44" office:value-type="float" office:value="18693" calcext:value-type="float">
            <text:p><text:s/>18,693 <text:s/></text:p>
          </table:table-cell>
          <table:table-cell table:style-name="ce44" office:value-type="float" office:value="51141.5777777778" calcext:value-type="float">
            <text:p><text:s/>51,142 <text:s/></text:p>
          </table:table-cell>
          <table:table-cell table:style-name="ce44" office:value-type="float" office:value="1787451.18" calcext:value-type="float">
            <text:p><text:s/>1,787,45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016180.48602139" calcext:value-type="float">
            <text:p><text:s/>5,016,180 <text:s/></text:p>
          </table:table-cell>
          <table:table-cell table:style-name="ce44" office:value-type="float" office:value="4903683.64140517" calcext:value-type="float">
            <text:p><text:s/>4,903,684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0.000000000007" calcext:value-type="float">
            <text:p><text:s/>0 <text:s/></text:p>
          </table:table-cell>
          <table:table-cell table:style-name="ce44" office:value-type="float" office:value="13290" calcext:value-type="float">
            <text:p><text:s/>13,2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59136.219354719" calcext:value-type="float">
            <text:p><text:s/>159,136 <text:s/></text:p>
          </table:table-cell>
          <table:table-cell table:style-name="ce42" office:value-type="float" office:value="4241234.5747385" calcext:value-type="float">
            <text:p><text:s/>4,241,2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7" calcext:value-type="float">
            <text:p><text:s/>0 <text:s/></text:p>
          </table:table-cell>
          <table:table-cell table:style-name="ce42" office:value-type="float" office:value="13290" calcext:value-type="float">
            <text:p><text:s/>13,2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8336.53333333333" calcext:value-type="float">
            <text:p><text:s/>8,337 <text:s/></text:p>
          </table:table-cell>
          <table:table-cell table:style-name="ce42" office:value-type="float" office:value="34934.4" calcext:value-type="float">
            <text:p><text:s/>34,9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565.33333333333" calcext:value-type="float">
            <text:p><text:s/>3,565 <text:s/></text:p>
          </table:table-cell>
          <table:table-cell table:style-name="ce42" office:value-type="float" office:value="316010.862917387" calcext:value-type="float">
            <text:p><text:s/>316,0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8119.64885834667" calcext:value-type="float">
            <text:p><text:s/>8,120 <text:s/></text:p>
          </table:table-cell>
          <table:table-cell table:style-name="ce42" office:value-type="float" office:value="713019.527826827" calcext:value-type="float">
            <text:p><text:s/>713,0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6.1333333333333" calcext:value-type="float">
            <text:p><text:s/>26 <text:s/></text:p>
          </table:table-cell>
          <table:table-cell table:style-name="ce42" office:value-type="float" office:value="29488" calcext:value-type="float">
            <text:p><text:s/>29,4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52.2666666666667" calcext:value-type="float">
            <text:p><text:s/>52 <text:s/></text:p>
          </table:table-cell>
          <table:table-cell table:style-name="ce42" office:value-type="float" office:value="6756.26666666667" calcext:value-type="float">
            <text:p><text:s/>6,7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23.838025804" calcext:value-type="float">
            <text:p><text:s/>624 <text:s/></text:p>
          </table:table-cell>
          <table:table-cell table:style-name="ce42" office:value-type="float" office:value="286795.523441977" calcext:value-type="float">
            <text:p><text:s/>286,7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79.2" calcext:value-type="float">
            <text:p><text:s/>179 <text:s/></text:p>
          </table:table-cell>
          <table:table-cell table:style-name="ce42" office:value-type="float" office:value="1589.33333333333" calcext:value-type="float">
            <text:p><text:s/>1,5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2832.3591372347" calcext:value-type="float">
            <text:p><text:s/>72,832 <text:s/></text:p>
          </table:table-cell>
          <table:table-cell table:style-name="ce42" office:value-type="float" office:value="1263249.88700564" calcext:value-type="float">
            <text:p><text:s/>1,263,2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7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2695.3208703027" calcext:value-type="float">
            <text:p><text:s/>72,695 <text:s/></text:p>
          </table:table-cell>
          <table:table-cell table:style-name="ce42" office:value-type="float" office:value="1023624.69756384" calcext:value-type="float">
            <text:p><text:s/>1,023,6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7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535.32087030267" calcext:value-type="float">
            <text:p>( 3,535 <text:s/>)</text:p>
          </table:table-cell>
          <table:table-cell table:style-name="ce45" office:value-type="float" office:value="914528.660398165" calcext:value-type="float">
            <text:p>( 914,52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9160" calcext:value-type="float">
            <text:p>( 69,160 <text:s/>)</text:p>
          </table:table-cell>
          <table:table-cell table:style-name="ce45" office:value-type="float" office:value="106441.103832341" calcext:value-type="float">
            <text:p>( 106,44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0.000000000007" calcext:value-type="float">
            <text:p>( 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54.93333333333" calcext:value-type="float">
            <text:p>( 2,65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.773458998666667" calcext:value-type="float">
            <text:p><text:s/>1 <text:s/></text:p>
          </table:table-cell>
          <table:table-cell table:style-name="ce42" office:value-type="float" office:value="143282.137792843" calcext:value-type="float">
            <text:p><text:s/>143,2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84.9314746" calcext:value-type="float">
            <text:p><text:s/>85 <text:s/></text:p>
          </table:table-cell>
          <table:table-cell table:style-name="ce42" office:value-type="float" office:value="67701.9849822933" calcext:value-type="float">
            <text:p><text:s/>67,7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1.3333333333333" calcext:value-type="float">
            <text:p><text:s/>51 <text:s/></text:p>
          </table:table-cell>
          <table:table-cell table:style-name="ce46" office:value-type="float" office:value="28641.0666666667" calcext:value-type="float">
            <text:p><text:s/>28,64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772" calcext:value-type="float">
            <text:p><text:s/>2,772 <text:s/></text:p>
          </table:table-cell>
          <table:table-cell table:style-name="ce42" office:value-type="float" office:value="222440.533333333" calcext:value-type="float">
            <text:p><text:s/>222,4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20.266666666667" calcext:value-type="float">
            <text:p><text:s/>220 <text:s/></text:p>
          </table:table-cell>
          <table:table-cell table:style-name="ce42" office:value-type="float" office:value="80258.1333333333" calcext:value-type="float">
            <text:p><text:s/>80,2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70.8" calcext:value-type="float">
            <text:p><text:s/>171 <text:s/></text:p>
          </table:table-cell>
          <table:table-cell table:style-name="ce46" office:value-type="float" office:value="81671.4666666667" calcext:value-type="float">
            <text:p><text:s/>81,67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522" calcext:value-type="float">
            <text:p><text:s/>18,522 <text:s/></text:p>
          </table:table-cell>
          <table:table-cell table:style-name="ce42" office:value-type="float" office:value="355916.8" calcext:value-type="float">
            <text:p><text:s/>355,9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300.6666666667" calcext:value-type="float">
            <text:p><text:s/>16,301 <text:s/></text:p>
          </table:table-cell>
          <table:table-cell table:style-name="ce42" office:value-type="float" office:value="47156.2666666667" calcext:value-type="float">
            <text:p><text:s/>47,1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221.33333333333" calcext:value-type="float">
            <text:p><text:s/>2,221 <text:s/></text:p>
          </table:table-cell>
          <table:table-cell table:style-name="ce42" office:value-type="float" office:value="308760.533333333" calcext:value-type="float">
            <text:p><text:s/>308,7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74.4" calcext:value-type="float">
            <text:p>( 77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7828.26666666667" calcext:value-type="float">
            <text:p>( 7,828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157.73333333333" calcext:value-type="float">
            <text:p><text:s/>7,158 <text:s/></text:p>
          </table:table-cell>
          <table:table-cell table:style-name="ce42" office:value-type="float" office:value="525475.424" calcext:value-type="float">
            <text:p><text:s/>525,4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290" calcext:value-type="float">
            <text:p><text:s/>13,29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888" calcext:value-type="float">
            <text:p><text:s/>6,888 <text:s/></text:p>
          </table:table-cell>
          <table:table-cell table:style-name="ce42" office:value-type="float" office:value="442272.224" calcext:value-type="float">
            <text:p><text:s/>442,2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290" calcext:value-type="float">
            <text:p><text:s/>13,29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69.733333333333" calcext:value-type="float">
            <text:p><text:s/>270 <text:s/></text:p>
          </table:table-cell>
          <table:table-cell table:style-name="ce42" office:value-type="float" office:value="83203.2" calcext:value-type="float">
            <text:p><text:s/>83,2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350.9333333333" calcext:value-type="float">
            <text:p>( 14,35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049.06666666667" calcext:value-type="float">
            <text:p><text:s/>1,049 <text:s/></text:p>
          </table:table-cell>
          <table:table-cell table:style-name="ce42" office:value-type="float" office:value="80700.8" calcext:value-type="float">
            <text:p><text:s/>80,7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93.733333333333" calcext:value-type="float">
            <text:p><text:s/>494 <text:s/></text:p>
          </table:table-cell>
          <table:table-cell table:style-name="ce46" office:value-type="float" office:value="10579.2" calcext:value-type="float">
            <text:p><text:s/>10,57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5146.1333333333" calcext:value-type="float">
            <text:p><text:s/>15,146 <text:s/></text:p>
          </table:table-cell>
          <table:table-cell table:style-name="ce42" office:value-type="float" office:value="84250.6666666667" calcext:value-type="float">
            <text:p><text:s/>84,2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179.06666666667" calcext:value-type="float">
            <text:p><text:s/>5,179 <text:s/></text:p>
          </table:table-cell>
          <table:table-cell table:style-name="ce42" office:value-type="float" office:value="24157.8666666667" calcext:value-type="float">
            <text:p><text:s/>24,1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65.066666666667" calcext:value-type="float">
            <text:p><text:s/>265 <text:s/></text:p>
          </table:table-cell>
          <table:table-cell table:style-name="ce42" office:value-type="float" office:value="16594.1333333333" calcext:value-type="float">
            <text:p><text:s/>16,5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272.50666666667" calcext:value-type="float">
            <text:p><text:s/>1,273 <text:s/></text:p>
          </table:table-cell>
          <table:table-cell table:style-name="ce42" office:value-type="float" office:value="71.8933333333333" calcext:value-type="float">
            <text:p><text:s/>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3152.5333333333" calcext:value-type="float">
            <text:p><text:s/>13,153 <text:s/></text:p>
          </table:table-cell>
          <table:table-cell table:style-name="ce42" office:value-type="float" office:value="63817.6" calcext:value-type="float">
            <text:p><text:s/>63,8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3456.2562133333" calcext:value-type="float">
            <text:p><text:s/>43,45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915716.308" calcext:value-type="float">
            <text:p><text:s/>3,915,716 <text:s/></text:p>
          </table:table-cell>
          <table:table-cell table:style-name="ce42" office:value-type="float" office:value="171240.533333333" calcext:value-type="float">
            <text:p><text:s/>171,2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783383.64133333" calcext:value-type="float">
            <text:p><text:s/>3,783,38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2388.5333333333" calcext:value-type="float">
            <text:p><text:s/>32,38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9944.1333333333" calcext:value-type="float">
            <text:p><text:s/>99,944 <text:s/></text:p>
          </table:table-cell>
          <table:table-cell table:style-name="ce42" office:value-type="float" office:value="171240.533333333" calcext:value-type="float">
            <text:p><text:s/>171,2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24563.825333333" calcext:value-type="float">
            <text:p><text:s/>524,564 <text:s/></text:p>
          </table:table-cell>
          <table:table-cell table:style-name="ce42" office:value-type="float" office:value="21235.2" calcext:value-type="float">
            <text:p><text:s/>21,2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56994.6253333333" calcext:value-type="float">
            <text:p><text:s/>56,995 <text:s/></text:p>
          </table:table-cell>
          <table:table-cell table:style-name="ce42" office:value-type="float" office:value="3303.46666666667" calcext:value-type="float">
            <text:p><text:s/>3,3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467569.2" calcext:value-type="float">
            <text:p><text:s/>467,569 <text:s/></text:p>
          </table:table-cell>
          <table:table-cell table:style-name="ce43" office:value-type="float" office:value="17931.7333333333" calcext:value-type="float">
            <text:p><text:s/>17,93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6764.133333333" calcext:value-type="float">
            <text:p><text:s/>416,764 <text:s/></text:p>
          </table:table-cell>
          <table:table-cell table:style-name="ce42" office:value-type="float" office:value="469973.333333333" calcext:value-type="float">
            <text:p><text:s/>469,9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5956.9333333333" calcext:value-type="float">
            <text:p><text:s/>95,957 <text:s/></text:p>
          </table:table-cell>
          <table:table-cell table:style-name="ce42" office:value-type="float" office:value="394576" calcext:value-type="float">
            <text:p><text:s/>394,5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558.66666666667" calcext:value-type="float">
            <text:p><text:s/>1,559 <text:s/></text:p>
          </table:table-cell>
          <table:table-cell table:style-name="ce42" office:value-type="float" office:value="8276.26666666667" calcext:value-type="float">
            <text:p><text:s/>8,2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2915.4666666667" calcext:value-type="float">
            <text:p><text:s/>12,915 <text:s/></text:p>
          </table:table-cell>
          <table:table-cell table:style-name="ce42" office:value-type="float" office:value="234.666666666667" calcext:value-type="float">
            <text:p><text:s/>2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391.2" calcext:value-type="float">
            <text:p><text:s/>2,39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379.46666666667" calcext:value-type="float">
            <text:p><text:s/>1,379 <text:s/></text:p>
          </table:table-cell>
          <table:table-cell table:style-name="ce42" office:value-type="float" office:value="2647.46666666667" calcext:value-type="float">
            <text:p><text:s/>2,6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35225.2" calcext:value-type="float">
            <text:p><text:s/>235,225 <text:s/></text:p>
          </table:table-cell>
          <table:table-cell table:style-name="ce42" office:value-type="float" office:value="4716.8" calcext:value-type="float">
            <text:p><text:s/>4,7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7337.2" calcext:value-type="float">
            <text:p><text:s/>67,337 <text:s/></text:p>
          </table:table-cell>
          <table:table-cell table:style-name="ce43" office:value-type="float" office:value="59522.1333333333" calcext:value-type="float">
            <text:p><text:s/>59,52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37" calcext:value-type="float">
            <text:p><text:s/>7,437 <text:s/></text:p>
          </table:table-cell>
          <table:table-cell table:style-name="ce42" office:value-type="float" office:value="416244.266666667" calcext:value-type="float">
            <text:p><text:s/>416,244 <text:s/></text:p>
          </table:table-cell>
          <table:table-cell table:style-name="ce42" office:value-type="float" office:value="428505.555555556" calcext:value-type="float">
            <text:p><text:s/>428,506 <text:s/></text:p>
          </table:table-cell>
          <table:table-cell table:style-name="ce42" office:value-type="float" office:value="825670.348600086" calcext:value-type="float">
            <text:p><text:s/>825,670 <text:s/></text:p>
          </table:table-cell>
          <table:table-cell table:style-name="ce42" office:value-type="float" office:value="18693" calcext:value-type="float">
            <text:p><text:s/>18,693 <text:s/></text:p>
          </table:table-cell>
          <table:table-cell table:style-name="ce42" office:value-type="float" office:value="51141.5777777778" calcext:value-type="float">
            <text:p><text:s/>51,142 <text:s/></text:p>
          </table:table-cell>
          <table:table-cell table:style-name="ce42" office:value-type="float" office:value="1774161.18" calcext:value-type="float">
            <text:p><text:s/>1,774,16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37" calcext:value-type="float">
            <text:p><text:s/>7,437 <text:s/></text:p>
          </table:table-cell>
          <table:table-cell table:style-name="ce42" office:value-type="float" office:value="416244.266666667" calcext:value-type="float">
            <text:p><text:s/>416,244 <text:s/></text:p>
          </table:table-cell>
          <table:table-cell table:style-name="ce42" office:value-type="float" office:value="428505.555555556" calcext:value-type="float">
            <text:p><text:s/>428,506 <text:s/></text:p>
          </table:table-cell>
          <table:table-cell table:style-name="ce42" office:value-type="float" office:value="825670.348600086" calcext:value-type="float">
            <text:p><text:s/>825,670 <text:s/></text:p>
          </table:table-cell>
          <table:table-cell table:style-name="ce42" office:value-type="float" office:value="18693" calcext:value-type="float">
            <text:p><text:s/>18,693 <text:s/></text:p>
          </table:table-cell>
          <table:table-cell table:style-name="ce42" office:value-type="float" office:value="51141.5777777778" calcext:value-type="float">
            <text:p><text:s/>51,142 <text:s/></text:p>
          </table:table-cell>
          <table:table-cell table:style-name="ce42" office:value-type="float" office:value="1774161.18" calcext:value-type="float">
            <text:p><text:s/>1,774,16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28479.008816295" calcext:value-type="float">
            <text:p><text:s/>528,479 <text:s/></text:p>
          </table:table-cell>
          <table:table-cell table:style-name="ce42" office:value-type="float" office:value="12705822.8979887" calcext:value-type="float">
            <text:p><text:s/>12,705,8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3381.845422" calcext:value-type="float">
            <text:p><text:s/>1,623,382 <text:s/></text:p>
          </table:table-cell>
          <table:table-cell table:style-name="ce42" office:value-type="float" office:value="13603.092046" calcext:value-type="float">
            <text:p><text:s/>13,60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22369.375097295" calcext:value-type="float">
            <text:p><text:s/>522,369 <text:s/></text:p>
          </table:table-cell>
          <table:table-cell table:style-name="ce42" office:value-type="float" office:value="10923956.4119027" calcext:value-type="float">
            <text:p><text:s/>10,923,9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4.726301" calcext:value-type="float">
            <text:p><text:s/>2,2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109.633719" calcext:value-type="float">
            <text:p><text:s/>6,110 <text:s/></text:p>
          </table:table-cell>
          <table:table-cell table:style-name="ce42" office:value-type="float" office:value="1779661.759785" calcext:value-type="float">
            <text:p><text:s/>1,779,6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3381.845422" calcext:value-type="float">
            <text:p><text:s/>1,623,382 <text:s/></text:p>
          </table:table-cell>
          <table:table-cell table:style-name="ce42" office:value-type="float" office:value="13603.092046" calcext:value-type="float">
            <text:p><text:s/>13,60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575.59707" calcext:value-type="float">
            <text:p><text:s/>46,5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66633.485203" calcext:value-type="float">
            <text:p><text:s/>1,766,633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6575.59707" calcext:value-type="float">
            <text:p><text:s/>46,57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66633.485203" calcext:value-type="float">
            <text:p><text:s/>1,766,633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17649.777777778" calcext:value-type="float">
            <text:p><text:s/>317,65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29835.55827378" calcext:value-type="float">
            <text:p><text:s/>1,729,836 <text:s/></text:p>
          </table:table-cell>
          <table:table-cell table:style-name="ce41" office:value-type="float" office:value="274905.757162667" calcext:value-type="float">
            <text:p><text:s/>274,906 <text:s/></text:p>
          </table:table-cell>
          <table:table-cell table:style-name="ce41" office:value-type="float" office:value="243450.057333333" calcext:value-type="float">
            <text:p><text:s/>243,450 <text:s/></text:p>
          </table:table-cell>
          <table:table-cell table:style-name="ce41" office:value-type="float" office:value="17825.4001333333" calcext:value-type="float">
            <text:p><text:s/>17,825 <text:s/></text:p>
          </table:table-cell>
          <table:table-cell table:style-name="ce41" office:value-type="float" office:value="13630.299696" calcext:value-type="float">
            <text:p><text:s/>13,630 <text:s/></text:p>
          </table:table-cell>
          <table:table-cell table:style-name="ce41" office:value-type="float" office:value="1454929.80111111" calcext:value-type="float">
            <text:p><text:s/>1,454,93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878735.0249207" calcext:value-type="float">
            <text:p><text:s/>11,878,7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78735.0249207" calcext:value-type="float">
            <text:p><text:s/>11,878,735 <text:s/></text:p>
          </table:table-cell>
          <table:table-cell table:number-columns-repeated="2" table:style-name="ce42" office:value-type="float" office:value="13.5905" calcext:value-type="float">
            <text:p><text:s/>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.5905" calcext:value-type="float">
            <text:p><text:s/>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77557.427915622" calcext:value-type="float">
            <text:p><text:s/>177,557 <text:s/></text:p>
          </table:table-cell>
          <table:table-cell table:style-name="ce42" office:value-type="float" office:value="91368.6648888888" calcext:value-type="float">
            <text:p><text:s/>91,369 <text:s/></text:p>
          </table:table-cell>
          <table:table-cell table:style-name="ce42" office:value-type="float" office:value="86188.7630267331" calcext:value-type="float">
            <text:p><text:s/>86,189 <text:s/></text:p>
          </table:table-cell>
          <table:table-cell table:number-columns-repeated="2" table:style-name="ce42" office:value-type="float" office:value="3108.01003333333" calcext:value-type="float">
            <text:p><text:s/>3,1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08.01003333333" calcext:value-type="float">
            <text:p><text:s/>3,1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2018827.3747829" calcext:value-type="float">
            <text:p><text:s/>12,018,827 <text:s/></text:p>
          </table:table-cell>
          <table:table-cell table:style-name="ce43" office:value-type="float" office:value="226281.112888889" calcext:value-type="float">
            <text:p><text:s/>226,281 <text:s/></text:p>
          </table:table-cell>
          <table:table-cell table:style-name="ce43" office:value-type="float" office:value="11792546.261894" calcext:value-type="float">
            <text:p><text:s/>11,792,546 <text:s/></text:p>
          </table:table-cell>
          <table:table-cell table:style-name="ce43" office:value-type="float" office:value="1726741.13874044" calcext:value-type="float">
            <text:p><text:s/>1,726,741 <text:s/></text:p>
          </table:table-cell>
          <table:table-cell table:style-name="ce43" office:value-type="float" office:value="271811.337629333" calcext:value-type="float">
            <text:p><text:s/>271,811 <text:s/></text:p>
          </table:table-cell>
          <table:table-cell table:style-name="ce43" office:value-type="float" office:value="243450.057333333" calcext:value-type="float">
            <text:p><text:s/>243,450 <text:s/></text:p>
          </table:table-cell>
          <table:table-cell table:style-name="ce43" office:value-type="float" office:value="14730.9806" calcext:value-type="float">
            <text:p><text:s/>14,731 <text:s/></text:p>
          </table:table-cell>
          <table:table-cell table:style-name="ce43" office:value-type="float" office:value="13630.299696" calcext:value-type="float">
            <text:p><text:s/>13,630 <text:s/></text:p>
          </table:table-cell>
          <table:table-cell table:style-name="ce43" office:value-type="float" office:value="1454929.80111111" calcext:value-type="float">
            <text:p><text:s/>1,454,9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2791036.261894" calcext:value-type="float">
            <text:p><text:s/>12,791,0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91036.261894" calcext:value-type="float">
            <text:p><text:s/>12,791,036 <text:s/></text:p>
          </table:table-cell>
          <table:table-cell table:number-columns-repeated="2" table:style-name="ce42" office:value-type="float" office:value="13167.9382666667" calcext:value-type="float">
            <text:p><text:s/>13,1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67.9382666667" calcext:value-type="float">
            <text:p><text:s/>13,1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68710.991111111" calcext:value-type="float">
            <text:p><text:s/>-168,711 <text:s/></text:p>
          </table:table-cell>
          <table:table-cell table:style-name="ce43" office:value-type="float" office:value="-1352.22311111108" calcext:value-type="float">
            <text:p><text:s/>-1,352 <text:s/></text:p>
          </table:table-cell>
          <table:table-cell table:style-name="ce43" office:value-type="float" office:value="-167358.768" calcext:value-type="float">
            <text:p><text:s/>-167,359 <text:s/></text:p>
          </table:table-cell>
          <table:table-cell table:style-name="ce43" office:value-type="float" office:value="948.219266666626" calcext:value-type="float">
            <text:p><text:s/>948 <text:s/></text:p>
          </table:table-cell>
          <table:table-cell table:style-name="ce43" office:value-type="float" office:value="948.219266666665" calcext:value-type="float">
            <text:p><text:s/>948 <text:s/></text:p>
          </table:table-cell>
          <table:table-cell table:style-name="ce43" office:value-type="float" office:value="0.0000000000001" calcext:value-type="float">
            <text:p><text:s/>0 <text:s/></text:p>
          </table:table-cell>
          <table:table-cell table:style-name="ce43" office:value-type="float" office:value="948.219266666665" calcext:value-type="float">
            <text:p><text:s/>94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39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542543.79151272" calcext:value-type="float">
            <text:p><text:s/>9,542,544 <text:s/></text:p>
          </table:table-cell>
          <table:table-cell table:style-name="ce42" office:value-type="float" office:value="1613.63901555556" calcext:value-type="float">
            <text:p><text:s/>1,614 <text:s/></text:p>
          </table:table-cell>
          <table:table-cell table:style-name="ce42" office:value-type="float" office:value="9540930.15249716" calcext:value-type="float">
            <text:p><text:s/>9,540,930 <text:s/></text:p>
          </table:table-cell>
          <table:table-cell table:style-name="ce42" office:value-type="float" office:value="1203405.96726678" calcext:value-type="float">
            <text:p><text:s/>1,203,406 <text:s/></text:p>
          </table:table-cell>
          <table:table-cell table:style-name="ce42" office:value-type="float" office:value="49782.2584533953" calcext:value-type="float">
            <text:p><text:s/>49,782 <text:s/></text:p>
          </table:table-cell>
          <table:table-cell table:style-name="ce42" office:value-type="float" office:value="39293.3442930077" calcext:value-type="float">
            <text:p><text:s/>39,2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88.9141603876" calcext:value-type="float">
            <text:p><text:s/>10,489 <text:s/></text:p>
          </table:table-cell>
          <table:table-cell table:style-name="ce42" office:value-type="float" office:value="1153623.70881339" calcext:value-type="float">
            <text:p><text:s/>1,153,6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25173" calcext:value-type="float">
            <text:p><text:s/>25,1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173" calcext:value-type="float">
            <text:p><text:s/>25,1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387436" calcext:value-type="float">
            <text:p><text:s/>9,387,4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87436" calcext:value-type="float">
            <text:p><text:s/>9,387,4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38.7794444444" calcext:value-type="float">
            <text:p><text:s/>20,3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338.7794444444" calcext:value-type="float">
            <text:p><text:s/>20,33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9934.791512716" calcext:value-type="float">
            <text:p><text:s/>129,935 <text:s/></text:p>
          </table:table-cell>
          <table:table-cell table:style-name="ce43" office:value-type="float" office:value="1613.63901555556" calcext:value-type="float">
            <text:p><text:s/>1,614 <text:s/></text:p>
          </table:table-cell>
          <table:table-cell table:style-name="ce43" office:value-type="float" office:value="128321.15249716" calcext:value-type="float">
            <text:p><text:s/>128,321 <text:s/></text:p>
          </table:table-cell>
          <table:table-cell table:style-name="ce43" office:value-type="float" office:value="1183067.18782234" calcext:value-type="float">
            <text:p><text:s/>1,183,067 <text:s/></text:p>
          </table:table-cell>
          <table:table-cell table:style-name="ce43" office:value-type="float" office:value="49782.2584533953" calcext:value-type="float">
            <text:p><text:s/>49,782 <text:s/></text:p>
          </table:table-cell>
          <table:table-cell table:style-name="ce43" office:value-type="float" office:value="39293.3442930077" calcext:value-type="float">
            <text:p><text:s/>39,29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488.9141603876" calcext:value-type="float">
            <text:p><text:s/>10,489 <text:s/></text:p>
          </table:table-cell>
          <table:table-cell table:style-name="ce43" office:value-type="float" office:value="1133284.92936894" calcext:value-type="float">
            <text:p><text:s/>1,133,2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758064" calcext:value-type="float">
            <text:p><text:s/>12,758,064 <text:s/></text:p>
          </table:table-cell>
          <table:table-cell table:style-name="ce42" office:value-type="float" office:value="998490" calcext:value-type="float">
            <text:p><text:s/>998,490 <text:s/></text:p>
          </table:table-cell>
          <table:table-cell table:style-name="ce42" office:value-type="float" office:value="11759574" calcext:value-type="float">
            <text:p><text:s/>11,759,5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2758064" calcext:value-type="float">
            <text:p><text:s/>12,758,064 <text:s/></text:p>
          </table:table-cell>
          <table:table-cell table:style-name="ce43" office:value-type="float" office:value="998490" calcext:value-type="float">
            <text:p><text:s/>998,490 <text:s/></text:p>
          </table:table-cell>
          <table:table-cell table:style-name="ce43" office:value-type="float" office:value="11759574" calcext:value-type="float">
            <text:p><text:s/>11,759,57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68319.767706546" calcext:value-type="float">
            <text:p><text:s/>468,320 <text:s/></text:p>
          </table:table-cell>
          <table:table-cell table:style-name="ce42" office:value-type="float" office:value="2650.81955555556" calcext:value-type="float">
            <text:p><text:s/>2,651 <text:s/></text:p>
          </table:table-cell>
          <table:table-cell table:style-name="ce42" office:value-type="float" office:value="465668.94815099" calcext:value-type="float">
            <text:p><text:s/>465,669 <text:s/></text:p>
          </table:table-cell>
          <table:table-cell table:number-columns-repeated="2" table:style-name="ce42" office:value-type="float" office:value="614.823066666667" calcext:value-type="float">
            <text:p><text:s/>6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4.823066666667" calcext:value-type="float">
            <text:p><text:s/>6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56448.503706546" calcext:value-type="float">
            <text:p><text:s/>456,449 <text:s/></text:p>
          </table:table-cell>
          <table:table-cell table:style-name="ce42" office:value-type="float" office:value="2011.55555555556" calcext:value-type="float">
            <text:p><text:s/>2,012 <text:s/></text:p>
          </table:table-cell>
          <table:table-cell table:style-name="ce42" office:value-type="float" office:value="454436.94815099" calcext:value-type="float">
            <text:p><text:s/>454,437 <text:s/></text:p>
          </table:table-cell>
          <table:table-cell table:number-columns-repeated="2" table:style-name="ce42" office:value-type="float" office:value="614.823066666667" calcext:value-type="float">
            <text:p><text:s/>6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4.823066666667" calcext:value-type="float">
            <text:p><text:s/>6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1871.264" calcext:value-type="float">
            <text:p><text:s/>11,871 <text:s/></text:p>
          </table:table-cell>
          <table:table-cell table:style-name="ce42" office:value-type="float" office:value="639.264" calcext:value-type="float">
            <text:p><text:s/>639 <text:s/></text:p>
          </table:table-cell>
          <table:table-cell table:style-name="ce42" office:value-type="float" office:value="11232" calcext:value-type="float">
            <text:p><text:s/>11,2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143702.54478074" calcext:value-type="float">
            <text:p><text:s/>2,143,703 <text:s/></text:p>
          </table:table-cell>
          <table:table-cell table:style-name="ce44" office:value-type="float" office:value="1221858.87742889" calcext:value-type="float">
            <text:p><text:s/>1,221,859 <text:s/></text:p>
          </table:table-cell>
          <table:table-cell table:style-name="ce44" office:value-type="float" office:value="921843.66735185" calcext:value-type="float">
            <text:p><text:s/>921,844 <text:s/></text:p>
          </table:table-cell>
          <table:table-cell table:style-name="ce44" office:value-type="float" office:value="508604.190873663" calcext:value-type="float">
            <text:p><text:s/>508,604 <text:s/></text:p>
          </table:table-cell>
          <table:table-cell table:style-name="ce44" office:value-type="float" office:value="207298.098575938" calcext:value-type="float">
            <text:p><text:s/>207,298 <text:s/></text:p>
          </table:table-cell>
          <table:table-cell table:style-name="ce44" office:value-type="float" office:value="204156.713040326" calcext:value-type="float">
            <text:p><text:s/>204,15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41.38553561243" calcext:value-type="float">
            <text:p><text:s/>3,141 <text:s/></text:p>
          </table:table-cell>
          <table:table-cell table:style-name="ce44" office:value-type="float" office:value="301306.092297725" calcext:value-type="float">
            <text:p><text:s/>301,30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143702.54478074" calcext:value-type="float">
            <text:p><text:s/>2,143,703 <text:s/></text:p>
          </table:table-cell>
          <table:table-cell table:style-name="ce44" office:value-type="float" office:value="1221858.87742889" calcext:value-type="float">
            <text:p><text:s/>1,221,859 <text:s/></text:p>
          </table:table-cell>
          <table:table-cell table:style-name="ce44" office:value-type="float" office:value="921843.66735185" calcext:value-type="float">
            <text:p><text:s/>921,844 <text:s/></text:p>
          </table:table-cell>
          <table:table-cell table:style-name="ce44" office:value-type="float" office:value="508604.190873663" calcext:value-type="float">
            <text:p><text:s/>508,604 <text:s/></text:p>
          </table:table-cell>
          <table:table-cell table:style-name="ce44" office:value-type="float" office:value="207298.098575938" calcext:value-type="float">
            <text:p><text:s/>207,298 <text:s/></text:p>
          </table:table-cell>
          <table:table-cell table:style-name="ce44" office:value-type="float" office:value="204156.713040326" calcext:value-type="float">
            <text:p><text:s/>204,15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41.38553561243" calcext:value-type="float">
            <text:p><text:s/>3,141 <text:s/></text:p>
          </table:table-cell>
          <table:table-cell table:style-name="ce44" office:value-type="float" office:value="301306.092297725" calcext:value-type="float">
            <text:p><text:s/>301,3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23385.42589185" calcext:value-type="float">
            <text:p><text:s/>923,385 <text:s/></text:p>
          </table:table-cell>
          <table:table-cell table:style-name="ce42" office:value-type="float" office:value="290031.27654" calcext:value-type="float">
            <text:p><text:s/>290,031 <text:s/></text:p>
          </table:table-cell>
          <table:table-cell table:style-name="ce42" office:value-type="float" office:value="633354.14935185" calcext:value-type="float">
            <text:p><text:s/>633,354 <text:s/></text:p>
          </table:table-cell>
          <table:table-cell table:style-name="ce42" office:value-type="float" office:value="508604.190873663" calcext:value-type="float">
            <text:p><text:s/>508,604 <text:s/></text:p>
          </table:table-cell>
          <table:table-cell table:style-name="ce42" office:value-type="float" office:value="207298.098575938" calcext:value-type="float">
            <text:p><text:s/>207,298 <text:s/></text:p>
          </table:table-cell>
          <table:table-cell table:style-name="ce42" office:value-type="float" office:value="204156.713040326" calcext:value-type="float">
            <text:p><text:s/>204,1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1.38553561243" calcext:value-type="float">
            <text:p><text:s/>3,141 <text:s/></text:p>
          </table:table-cell>
          <table:table-cell table:style-name="ce42" office:value-type="float" office:value="301306.092297725" calcext:value-type="float">
            <text:p><text:s/>301,3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44.4444444444444" calcext:value-type="float">
            <text:p><text:s/>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7194.9443177778" calcext:value-type="float">
            <text:p><text:s/>17,195 <text:s/></text:p>
          </table:table-cell>
          <table:table-cell table:style-name="ce42" office:value-type="float" office:value="11543.6223177778" calcext:value-type="float">
            <text:p><text:s/>11,544 <text:s/></text:p>
          </table:table-cell>
          <table:table-cell table:style-name="ce42" office:value-type="float" office:value="5651.322" calcext:value-type="float">
            <text:p><text:s/>5,651 <text:s/></text:p>
          </table:table-cell>
          <table:table-cell table:number-columns-repeated="3" table:style-name="ce42" office:value-type="float" office:value="29275.3365043677" calcext:value-type="float">
            <text:p><text:s/>29,2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3197.016" calcext:value-type="float">
            <text:p><text:s/>43,197 <text:s/></text:p>
          </table:table-cell>
          <table:table-cell table:style-name="ce42" office:value-type="float" office:value="3888.784" calcext:value-type="float">
            <text:p><text:s/>3,889 <text:s/></text:p>
          </table:table-cell>
          <table:table-cell table:style-name="ce42" office:value-type="float" office:value="39308.232" calcext:value-type="float">
            <text:p><text:s/>39,3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39.880222222222" calcext:value-type="float">
            <text:p><text:s/>540 <text:s/></text:p>
          </table:table-cell>
          <table:table-cell table:style-name="ce42" office:value-type="float" office:value="239.454222222222" calcext:value-type="float">
            <text:p><text:s/>239 <text:s/></text:p>
          </table:table-cell>
          <table:table-cell table:style-name="ce42" office:value-type="float" office:value="300.426" calcext:value-type="float">
            <text:p><text:s/>3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807.41488888889" calcext:value-type="float">
            <text:p><text:s/>1,807 <text:s/></text:p>
          </table:table-cell>
          <table:table-cell table:style-name="ce42" office:value-type="float" office:value="580.680888888889" calcext:value-type="float">
            <text:p><text:s/>581 <text:s/></text:p>
          </table:table-cell>
          <table:table-cell table:style-name="ce42" office:value-type="float" office:value="1226.734" calcext:value-type="float">
            <text:p><text:s/>1,2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1852.1591111111" calcext:value-type="float">
            <text:p><text:s/>11,852 <text:s/></text:p>
          </table:table-cell>
          <table:table-cell table:style-name="ce42" office:value-type="float" office:value="4380.79911111111" calcext:value-type="float">
            <text:p><text:s/>4,381 <text:s/></text:p>
          </table:table-cell>
          <table:table-cell table:style-name="ce42" office:value-type="float" office:value="7471.36" calcext:value-type="float">
            <text:p><text:s/>7,471 <text:s/></text:p>
          </table:table-cell>
          <table:table-cell table:style-name="ce42" office:value-type="float" office:value="194927.813820663" calcext:value-type="float">
            <text:p><text:s/>194,928 <text:s/></text:p>
          </table:table-cell>
          <table:table-cell table:number-columns-repeated="2" table:style-name="ce42" office:value-type="float" office:value="174881.376535958" calcext:value-type="float">
            <text:p><text:s/>174,8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46.4372847055" calcext:value-type="float">
            <text:p><text:s/>20,0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233.26977777778" calcext:value-type="float">
            <text:p><text:s/>1,233 <text:s/></text:p>
          </table:table-cell>
          <table:table-cell table:style-name="ce42" office:value-type="float" office:value="638.145777777778" calcext:value-type="float">
            <text:p><text:s/>638 <text:s/></text:p>
          </table:table-cell>
          <table:table-cell table:style-name="ce42" office:value-type="float" office:value="595.124" calcext:value-type="float">
            <text:p><text:s/>5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43233.852462961" calcext:value-type="float">
            <text:p><text:s/>143,234 <text:s/></text:p>
          </table:table-cell>
          <table:table-cell table:style-name="ce42" office:value-type="float" office:value="7554.77511111111" calcext:value-type="float">
            <text:p><text:s/>7,555 <text:s/></text:p>
          </table:table-cell>
          <table:table-cell table:style-name="ce42" office:value-type="float" office:value="135679.07735185" calcext:value-type="float">
            <text:p><text:s/>135,679 <text:s/></text:p>
          </table:table-cell>
          <table:table-cell table:style-name="ce42" office:value-type="float" office:value="590.359423463097" calcext:value-type="float">
            <text:p><text:s/>590 <text:s/></text:p>
          </table:table-cell>
          <table:table-cell table:style-name="ce42" office:value-type="float" office:value="578.97107721243" calcext:value-type="float">
            <text:p><text:s/>5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8.97107721243" calcext:value-type="float">
            <text:p><text:s/>579 <text:s/></text:p>
          </table:table-cell>
          <table:table-cell table:style-name="ce42" office:value-type="float" office:value="11.3883462506667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4811.2599074056" calcext:value-type="float">
            <text:p><text:s/>94,811 <text:s/></text:p>
          </table:table-cell>
          <table:table-cell table:style-name="ce42" office:value-type="float" office:value="7415.21955555556" calcext:value-type="float">
            <text:p><text:s/>7,415 <text:s/></text:p>
          </table:table-cell>
          <table:table-cell table:style-name="ce42" office:value-type="float" office:value="87396.04035185" calcext:value-type="float">
            <text:p><text:s/>87,396 <text:s/></text:p>
          </table:table-cell>
          <table:table-cell table:style-name="ce42" office:value-type="float" office:value="590.359423463097" calcext:value-type="float">
            <text:p><text:s/>590 <text:s/></text:p>
          </table:table-cell>
          <table:table-cell table:style-name="ce42" office:value-type="float" office:value="578.97107721243" calcext:value-type="float">
            <text:p><text:s/>5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8.97107721243" calcext:value-type="float">
            <text:p><text:s/>579 <text:s/></text:p>
          </table:table-cell>
          <table:table-cell table:style-name="ce42" office:value-type="float" office:value="11.3883462506667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4169.3068888889" calcext:value-type="float">
            <text:p>( 24,169 <text:s/>)</text:p>
          </table:table-cell>
          <table:table-cell table:style-name="ce45" office:value-type="float" office:value="1780.55288888889" calcext:value-type="float">
            <text:p>( 1,781 <text:s/>)</text:p>
          </table:table-cell>
          <table:table-cell table:style-name="ce45" office:value-type="float" office:value="22388.754" calcext:value-type="float">
            <text:p>( 22,389 <text:s/>)</text:p>
          </table:table-cell>
          <table:table-cell table:style-name="ce45" office:value-type="float" office:value="11.3883462506667" calcext:value-type="float">
            <text:p>( 1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.3883462506667" calcext:value-type="float">
            <text:p>( 1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7132.6196851833" calcext:value-type="float">
            <text:p>( 67,133 <text:s/>)</text:p>
          </table:table-cell>
          <table:table-cell table:style-name="ce45" office:value-type="float" office:value="2125.33333333333" calcext:value-type="float">
            <text:p>( 2,125 <text:s/>)</text:p>
          </table:table-cell>
          <table:table-cell table:style-name="ce45" office:value-type="float" office:value="65007.28635185" calcext:value-type="float">
            <text:p>( 65,007 <text:s/>)</text:p>
          </table:table-cell>
          <table:table-cell table:number-columns-repeated="2" table:style-name="ce45" office:value-type="float" office:value="578.97107721243" calcext:value-type="float">
            <text:p>( 579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78.97107721243" calcext:value-type="float">
            <text:p>( 579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3509.33333333333" calcext:value-type="float">
            <text:p>( 3,50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74.555555555556" calcext:value-type="float">
            <text:p><text:s/>275 <text:s/></text:p>
          </table:table-cell>
          <table:table-cell table:style-name="ce42" office:value-type="float" office:value="139.555555555556" calcext:value-type="float">
            <text:p><text:s/>140 <text:s/></text:p>
          </table:table-cell>
          <table:table-cell table:style-name="ce42" office:value-type="float" office:value="135" calcext:value-type="float">
            <text:p><text:s/>1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48148.037" calcext:value-type="float">
            <text:p><text:s/>48,1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148.037" calcext:value-type="float">
            <text:p><text:s/>48,1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672.56777777778" calcext:value-type="float">
            <text:p><text:s/>5,673 <text:s/></text:p>
          </table:table-cell>
          <table:table-cell table:style-name="ce42" office:value-type="float" office:value="2805.50577777778" calcext:value-type="float">
            <text:p><text:s/>2,806 <text:s/></text:p>
          </table:table-cell>
          <table:table-cell table:style-name="ce42" office:value-type="float" office:value="2867.062" calcext:value-type="float">
            <text:p><text:s/>2,8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861.460222222222" calcext:value-type="float">
            <text:p><text:s/>861 <text:s/></text:p>
          </table:table-cell>
          <table:table-cell table:style-name="ce42" office:value-type="float" office:value="299.318222222222" calcext:value-type="float">
            <text:p><text:s/>299 <text:s/></text:p>
          </table:table-cell>
          <table:table-cell table:style-name="ce42" office:value-type="float" office:value="562.142" calcext:value-type="float">
            <text:p><text:s/>5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730.5143333333" calcext:value-type="float">
            <text:p><text:s/>12,731 <text:s/></text:p>
          </table:table-cell>
          <table:table-cell table:style-name="ce46" office:value-type="float" office:value="1328.56533333333" calcext:value-type="float">
            <text:p><text:s/>1,329 <text:s/></text:p>
          </table:table-cell>
          <table:table-cell table:style-name="ce46" office:value-type="float" office:value="11401.949" calcext:value-type="float">
            <text:p><text:s/>11,40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02185.106" calcext:value-type="float">
            <text:p><text:s/>202,185 <text:s/></text:p>
          </table:table-cell>
          <table:table-cell table:style-name="ce42" office:value-type="float" office:value="141259.12" calcext:value-type="float">
            <text:p><text:s/>141,259 <text:s/></text:p>
          </table:table-cell>
          <table:table-cell table:style-name="ce42" office:value-type="float" office:value="60925.986" calcext:value-type="float">
            <text:p><text:s/>60,9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596.131444444444" calcext:value-type="float">
            <text:p><text:s/>596 <text:s/></text:p>
          </table:table-cell>
          <table:table-cell table:style-name="ce42" office:value-type="float" office:value="191.564444444444" calcext:value-type="float">
            <text:p><text:s/>192 <text:s/></text:p>
          </table:table-cell>
          <table:table-cell table:style-name="ce42" office:value-type="float" office:value="404.567" calcext:value-type="float">
            <text:p><text:s/>4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01588.974555556" calcext:value-type="float">
            <text:p><text:s/>201,589 <text:s/></text:p>
          </table:table-cell>
          <table:table-cell table:style-name="ce42" office:value-type="float" office:value="141067.555555556" calcext:value-type="float">
            <text:p><text:s/>141,068 <text:s/></text:p>
          </table:table-cell>
          <table:table-cell table:style-name="ce42" office:value-type="float" office:value="60521.419" calcext:value-type="float">
            <text:p><text:s/>60,5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7222.9116666667" calcext:value-type="float">
            <text:p>( 67,223 <text:s/>)</text:p>
          </table:table-cell>
          <table:table-cell table:style-name="ce45" office:value-type="float" office:value="66522.6666666667" calcext:value-type="float">
            <text:p>( 66,523 <text:s/>)</text:p>
          </table:table-cell>
          <table:table-cell table:style-name="ce45" office:value-type="float" office:value="700.245" calcext:value-type="float">
            <text:p>( 70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2769.6184444444" calcext:value-type="float">
            <text:p>( 52,770 <text:s/>)</text:p>
          </table:table-cell>
          <table:table-cell table:style-name="ce47" office:value-type="float" office:value="31076.4444444444" calcext:value-type="float">
            <text:p>( 31,076 <text:s/>)</text:p>
          </table:table-cell>
          <table:table-cell table:style-name="ce47" office:value-type="float" office:value="21693.174" calcext:value-type="float">
            <text:p>( 21,693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83568.847777778" calcext:value-type="float">
            <text:p><text:s/>283,569 <text:s/></text:p>
          </table:table-cell>
          <table:table-cell table:style-name="ce42" office:value-type="float" office:value="12123.9537777778" calcext:value-type="float">
            <text:p><text:s/>12,124 <text:s/></text:p>
          </table:table-cell>
          <table:table-cell table:style-name="ce42" office:value-type="float" office:value="271444.894" calcext:value-type="float">
            <text:p><text:s/>271,4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57209.663555556" calcext:value-type="float">
            <text:p><text:s/>257,210 <text:s/></text:p>
          </table:table-cell>
          <table:table-cell table:style-name="ce42" office:value-type="float" office:value="6229.73155555556" calcext:value-type="float">
            <text:p><text:s/>6,230 <text:s/></text:p>
          </table:table-cell>
          <table:table-cell table:style-name="ce42" office:value-type="float" office:value="250979.932" calcext:value-type="float">
            <text:p><text:s/>250,9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6359.1842222222" calcext:value-type="float">
            <text:p><text:s/>26,359 <text:s/></text:p>
          </table:table-cell>
          <table:table-cell table:style-name="ce42" office:value-type="float" office:value="5894.22222222222" calcext:value-type="float">
            <text:p><text:s/>5,894 <text:s/></text:p>
          </table:table-cell>
          <table:table-cell table:style-name="ce42" office:value-type="float" office:value="20464.962" calcext:value-type="float">
            <text:p><text:s/>20,4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5967.0315555556" calcext:value-type="float">
            <text:p>( 15,967 <text:s/>)</text:p>
          </table:table-cell>
          <table:table-cell table:style-name="ce45" office:value-type="float" office:value="1011.55555555556" calcext:value-type="float">
            <text:p>( 1,012 <text:s/>)</text:p>
          </table:table-cell>
          <table:table-cell table:style-name="ce45" office:value-type="float" office:value="14955.476" calcext:value-type="float">
            <text:p>( 14,95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7253.9283333333" calcext:value-type="float">
            <text:p><text:s/>37,254 <text:s/></text:p>
          </table:table-cell>
          <table:table-cell table:style-name="ce42" office:value-type="float" office:value="9322.94933333333" calcext:value-type="float">
            <text:p><text:s/>9,323 <text:s/></text:p>
          </table:table-cell>
          <table:table-cell table:style-name="ce42" office:value-type="float" office:value="27930.979" calcext:value-type="float">
            <text:p><text:s/>27,9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863.76755555556" calcext:value-type="float">
            <text:p><text:s/>5,864 <text:s/></text:p>
          </table:table-cell>
          <table:table-cell table:style-name="ce46" office:value-type="float" office:value="4413.25955555556" calcext:value-type="float">
            <text:p><text:s/>4,413 <text:s/></text:p>
          </table:table-cell>
          <table:table-cell table:style-name="ce46" office:value-type="float" office:value="1450.508" calcext:value-type="float">
            <text:p><text:s/>1,45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15014.147888889" calcext:value-type="float">
            <text:p><text:s/>115,014 <text:s/></text:p>
          </table:table-cell>
          <table:table-cell table:style-name="ce42" office:value-type="float" office:value="77837.2568888889" calcext:value-type="float">
            <text:p><text:s/>77,837 <text:s/></text:p>
          </table:table-cell>
          <table:table-cell table:style-name="ce42" office:value-type="float" office:value="37176.891" calcext:value-type="float">
            <text:p><text:s/>37,1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6742.64222222222" calcext:value-type="float">
            <text:p><text:s/>6,743 <text:s/></text:p>
          </table:table-cell>
          <table:table-cell table:style-name="ce42" office:value-type="float" office:value="4789.87822222222" calcext:value-type="float">
            <text:p><text:s/>4,790 <text:s/></text:p>
          </table:table-cell>
          <table:table-cell table:style-name="ce42" office:value-type="float" office:value="1952.764" calcext:value-type="float">
            <text:p><text:s/>1,9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6619.4375555556" calcext:value-type="float">
            <text:p><text:s/>16,619 <text:s/></text:p>
          </table:table-cell>
          <table:table-cell table:style-name="ce42" office:value-type="float" office:value="9010.01155555555" calcext:value-type="float">
            <text:p><text:s/>9,010 <text:s/></text:p>
          </table:table-cell>
          <table:table-cell table:style-name="ce42" office:value-type="float" office:value="7609.426" calcext:value-type="float">
            <text:p><text:s/>7,6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2849.256" calcext:value-type="float">
            <text:p><text:s/>22,849 <text:s/></text:p>
          </table:table-cell>
          <table:table-cell table:style-name="ce42" office:value-type="float" office:value="1656" calcext:value-type="float">
            <text:p><text:s/>1,656 <text:s/></text:p>
          </table:table-cell>
          <table:table-cell table:style-name="ce42" office:value-type="float" office:value="21193.256" calcext:value-type="float">
            <text:p><text:s/>21,1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3810.681125169" calcext:value-type="float">
            <text:p><text:s/>283,811 <text:s/></text:p>
          </table:table-cell>
          <table:table-cell table:style-name="ce42" office:value-type="float" office:value="2562.4144584" calcext:value-type="float">
            <text:p><text:s/>2,5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2.4144584" calcext:value-type="float">
            <text:p><text:s/>2,562 <text:s/></text:p>
          </table:table-cell>
          <table:table-cell table:style-name="ce42" office:value-type="float" office:value="281248.266666769" calcext:value-type="float">
            <text:p><text:s/>281,2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1663.41122222222" calcext:value-type="float">
            <text:p><text:s/>1,663 <text:s/></text:p>
          </table:table-cell>
          <table:table-cell table:style-name="ce43" office:value-type="float" office:value="1104.63022222222" calcext:value-type="float">
            <text:p><text:s/>1,105 <text:s/></text:p>
          </table:table-cell>
          <table:table-cell table:style-name="ce43" office:value-type="float" office:value="558.781" calcext:value-type="float">
            <text:p><text:s/>55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91522.266111111" calcext:value-type="float">
            <text:p><text:s/>391,522 <text:s/></text:p>
          </table:table-cell>
          <table:table-cell table:style-name="ce42" office:value-type="float" office:value="218825.623111111" calcext:value-type="float">
            <text:p><text:s/>218,826 <text:s/></text:p>
          </table:table-cell>
          <table:table-cell table:style-name="ce42" office:value-type="float" office:value="172696.643" calcext:value-type="float">
            <text:p><text:s/>172,6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46060.086" calcext:value-type="float">
            <text:p><text:s/>346,060 <text:s/></text:p>
          </table:table-cell>
          <table:table-cell table:style-name="ce42" office:value-type="float" office:value="183334.792" calcext:value-type="float">
            <text:p><text:s/>183,335 <text:s/></text:p>
          </table:table-cell>
          <table:table-cell table:style-name="ce42" office:value-type="float" office:value="162725.294" calcext:value-type="float">
            <text:p><text:s/>162,7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654.229" calcext:value-type="float">
            <text:p><text:s/>654 <text:s/></text:p>
          </table:table-cell>
          <table:table-cell table:style-name="ce42" office:value-type="float" office:value="637.112" calcext:value-type="float">
            <text:p><text:s/>637 <text:s/></text:p>
          </table:table-cell>
          <table:table-cell table:style-name="ce42" office:value-type="float" office:value="17.117" calcext:value-type="float">
            <text:p><text:s/>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8195.5928888889" calcext:value-type="float">
            <text:p><text:s/>28,196 <text:s/></text:p>
          </table:table-cell>
          <table:table-cell table:style-name="ce42" office:value-type="float" office:value="19835.8568888889" calcext:value-type="float">
            <text:p><text:s/>19,836 <text:s/></text:p>
          </table:table-cell>
          <table:table-cell table:style-name="ce42" office:value-type="float" office:value="8359.736" calcext:value-type="float">
            <text:p><text:s/>8,3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814.1546666667" calcext:value-type="float">
            <text:p><text:s/>11,814 <text:s/></text:p>
          </table:table-cell>
          <table:table-cell table:style-name="ce42" office:value-type="float" office:value="10222.6586666667" calcext:value-type="float">
            <text:p><text:s/>10,223 <text:s/></text:p>
          </table:table-cell>
          <table:table-cell table:style-name="ce42" office:value-type="float" office:value="1591.496" calcext:value-type="float">
            <text:p><text:s/>1,5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798.20355555556" calcext:value-type="float">
            <text:p><text:s/>4,798 <text:s/></text:p>
          </table:table-cell>
          <table:table-cell table:style-name="ce43" office:value-type="float" office:value="4795.20355555556" calcext:value-type="float">
            <text:p><text:s/>4,795 <text:s/></text:p>
          </table:table-cell>
          <table:table-cell table:style-name="ce43" office:value-type="float" office:value="3" calcext:value-type="float">
            <text:p><text:s/>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28794.852777778" calcext:value-type="float">
            <text:p><text:s/>828,795 <text:s/></text:p>
          </table:table-cell>
          <table:table-cell table:style-name="ce44" office:value-type="float" office:value="713001.977777778" calcext:value-type="float">
            <text:p><text:s/>713,002 <text:s/></text:p>
          </table:table-cell>
          <table:table-cell table:style-name="ce44" office:value-type="float" office:value="115792.875" calcext:value-type="float">
            <text:p><text:s/>115,79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8511670.382181" calcext:value-type="float">
            <text:p><text:s/>48,511,670 <text:s/></text:p>
          </table:table-cell>
          <table:table-cell table:style-name="ce42" office:value-type="float" office:value="19017" calcext:value-type="float">
            <text:p><text:s/>19,017 <text:s/></text:p>
          </table:table-cell>
          <table:table-cell table:style-name="ce42" office:value-type="float" office:value="48492653.382181" calcext:value-type="float">
            <text:p><text:s/>48,492,653 <text:s/></text:p>
          </table:table-cell>
          <table:table-cell table:style-name="ce42" office:value-type="float" office:value="3361228.940679" calcext:value-type="float">
            <text:p><text:s/>3,361,229 <text:s/></text:p>
          </table:table-cell>
          <table:table-cell table:style-name="ce42" office:value-type="float" office:value="272488.789555" calcext:value-type="float">
            <text:p><text:s/>272,489 <text:s/></text:p>
          </table:table-cell>
          <table:table-cell table:style-name="ce42" office:value-type="float" office:value="226997.634111" calcext:value-type="float">
            <text:p><text:s/>226,9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91.155444" calcext:value-type="float">
            <text:p><text:s/>45,491 <text:s/></text:p>
          </table:table-cell>
          <table:table-cell table:style-name="ce42" office:value-type="float" office:value="3088740.151124" calcext:value-type="float">
            <text:p><text:s/>3,088,7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7771716.701" calcext:value-type="float">
            <text:p><text:s/>47,771,7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771716.701" calcext:value-type="float">
            <text:p><text:s/>47,771,7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07.283759" calcext:value-type="float">
            <text:p><text:s/>45,6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607.283759" calcext:value-type="float">
            <text:p><text:s/>45,6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39953.681181" calcext:value-type="float">
            <text:p><text:s/>739,954 <text:s/></text:p>
          </table:table-cell>
          <table:table-cell table:style-name="ce42" office:value-type="float" office:value="19017" calcext:value-type="float">
            <text:p><text:s/>19,017 <text:s/></text:p>
          </table:table-cell>
          <table:table-cell table:style-name="ce42" office:value-type="float" office:value="720936.681181" calcext:value-type="float">
            <text:p><text:s/>720,937 <text:s/></text:p>
          </table:table-cell>
          <table:table-cell table:style-name="ce42" office:value-type="float" office:value="3315621.65692" calcext:value-type="float">
            <text:p><text:s/>3,315,622 <text:s/></text:p>
          </table:table-cell>
          <table:table-cell table:style-name="ce42" office:value-type="float" office:value="272488.789555" calcext:value-type="float">
            <text:p><text:s/>272,489 <text:s/></text:p>
          </table:table-cell>
          <table:table-cell table:style-name="ce42" office:value-type="float" office:value="226997.634111" calcext:value-type="float">
            <text:p><text:s/>226,9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91.155444" calcext:value-type="float">
            <text:p><text:s/>45,491 <text:s/></text:p>
          </table:table-cell>
          <table:table-cell table:style-name="ce42" office:value-type="float" office:value="3043132.867365" calcext:value-type="float">
            <text:p><text:s/>3,043,1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258.516344" calcext:value-type="float">
            <text:p><text:s/>79,2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258.516344" calcext:value-type="float">
            <text:p><text:s/>79,25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9258.516344" calcext:value-type="float">
            <text:p><text:s/>79,25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9258.516344" calcext:value-type="float">
            <text:p><text:s/>79,259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11376.716722222" calcext:value-type="float">
            <text:p><text:s/>411,37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27.433664444444" calcext:value-type="float">
            <text:p><text:s/>427 <text:s/></text:p>
          </table:table-cell>
          <table:table-cell table:style-name="ce41" office:value-type="float" office:value="56212.0048466667" calcext:value-type="float">
            <text:p><text:s/>56,212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821644.0130667" calcext:value-type="float">
            <text:p><text:s/>11,821,6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821644.0130667" calcext:value-type="float">
            <text:p><text:s/>11,821,644 <text:s/></text:p>
          </table:table-cell>
          <table:table-cell table:style-name="ce43" office:value-type="float" office:value="411376.716722222" calcext:value-type="float">
            <text:p><text:s/>411,37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27.433664444444" calcext:value-type="float">
            <text:p><text:s/>427 <text:s/></text:p>
          </table:table-cell>
          <table:table-cell table:style-name="ce43" office:value-type="float" office:value="56212.0048466667" calcext:value-type="float">
            <text:p><text:s/>56,212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6" calcext:value-type="float">
            <text:p><text:s/>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5E-015" calcext:value-type="float">
            <text:p><text:s/>-0 <text:s/></text:p>
          </table:table-cell>
          <table:table-cell table:style-name="ce43" office:value-type="float" office:value="-0.0000000000004" calcext:value-type="float">
            <text:p><text:s/>-0 <text:s/></text:p>
          </table:table-cell>
          <table:table-cell table:style-name="ce43" office:value-type="float" office:value="3371.54610222294" calcext:value-type="float">
            <text:p><text:s/>3,3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821644.0130667" calcext:value-type="float">
            <text:p><text:s/>11,821,644 <text:s/></text:p>
          </table:table-cell>
          <table:table-cell table:style-name="ce42" office:value-type="float" office:value="742683.546722222" calcext:value-type="float">
            <text:p><text:s/>742,6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7.433664444444" calcext:value-type="float">
            <text:p><text:s/>427 <text:s/></text:p>
          </table:table-cell>
          <table:table-cell table:style-name="ce42" office:value-type="float" office:value="56212.0048466667" calcext:value-type="float">
            <text:p><text:s/>56,21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821644.0130667" calcext:value-type="float">
            <text:p><text:s/>11,821,644 <text:s/></text:p>
          </table:table-cell>
          <table:table-cell table:style-name="ce42" office:value-type="float" office:value="742683.546722222" calcext:value-type="float">
            <text:p><text:s/>742,6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.20066222222222" calcext:value-type="float">
            <text:p><text:s/>9 <text:s/></text:p>
          </table:table-cell>
          <table:table-cell table:style-name="ce42" office:value-type="float" office:value="55334.8519555556" calcext:value-type="float">
            <text:p><text:s/>55,335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8.233002222222" calcext:value-type="float">
            <text:p><text:s/>418 <text:s/></text:p>
          </table:table-cell>
          <table:table-cell table:style-name="ce42" office:value-type="float" office:value="877.152891111111" calcext:value-type="float">
            <text:p><text:s/>87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306.83" calcext:value-type="float">
            <text:p><text:s/>331,3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71401.5733978" calcext:value-type="float">
            <text:p><text:s/>22,771,4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306.83" calcext:value-type="float">
            <text:p><text:s/>331,3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71401.5733978" calcext:value-type="float">
            <text:p><text:s/>22,771,4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9355.72929333" calcext:value-type="float">
            <text:p><text:s/>1,869,3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.0024888888889" calcext:value-type="float">
            <text:p><text:s/>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9.82974444444" calcext:value-type="float">
            <text:p><text:s/>1,5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726.174213333" calcext:value-type="float">
            <text:p><text:s/>324,7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1664.503077778" calcext:value-type="float">
            <text:p><text:s/>921,6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6486.213333333" calcext:value-type="float">
            <text:p><text:s/>376,4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7670.070662222" calcext:value-type="float">
            <text:p><text:s/>167,6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7211.9357733333" calcext:value-type="float">
            <text:p><text:s/>77,2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20264.159431111" calcext:value-type="float">
            <text:p><text:s/>820,2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078410.1385711" calcext:value-type="float">
            <text:p><text:s/>20,078,4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078410.1385711" calcext:value-type="float">
            <text:p><text:s/>20,078,4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86462.8541422" calcext:value-type="float">
            <text:p><text:s/>11,286,4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759.7378088889" calcext:value-type="float">
            <text:p><text:s/>34,7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828.976511111" calcext:value-type="float">
            <text:p><text:s/>324,8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3310.830517778" calcext:value-type="float">
            <text:p><text:s/>593,3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665.8596844444" calcext:value-type="float">
            <text:p><text:s/>25,6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51.3224244444" calcext:value-type="float">
            <text:p><text:s/>42,5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873.509126667" calcext:value-type="float">
            <text:p><text:s/>324,8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258.37618" calcext:value-type="float">
            <text:p><text:s/>51,2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36622.57878444" calcext:value-type="float">
            <text:p><text:s/>2,636,6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8781.41974" calcext:value-type="float">
            <text:p><text:s/>1,808,7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953.19986666667" calcext:value-type="float">
            <text:p>( 2,95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627495.86787333" calcext:value-type="float">
            <text:p>( 1,627,49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3423.633177778" calcext:value-type="float">
            <text:p><text:s/>543,4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0247.374722222" calcext:value-type="float">
            <text:p><text:s/>250,2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4170.1511444444" calcext:value-type="float">
            <text:p><text:s/>34,1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9287.28842" calcext:value-type="float">
            <text:p><text:s/>259,2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919.2261444444" calcext:value-type="float">
            <text:p><text:s/>95,9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24203.005357778" calcext:value-type="float">
            <text:p><text:s/>424,2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2367.477282222" calcext:value-type="float">
            <text:p><text:s/>482,3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5084.912728889" calcext:value-type="float">
            <text:p><text:s/>195,0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7282.564553333" calcext:value-type="float">
            <text:p><text:s/>287,2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5193.2094377778" calcext:value-type="float">
            <text:p>( 35,19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84989.74358" calcext:value-type="float">
            <text:p>( 184,99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02375.13541556" calcext:value-type="float">
            <text:p><text:s/>1,402,3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0738.20901778" calcext:value-type="float">
            <text:p><text:s/>1,300,7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636.926397778" calcext:value-type="float">
            <text:p><text:s/>101,6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3766.7317777778" calcext:value-type="float">
            <text:p>( 53,76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6369.037566667" calcext:value-type="float">
            <text:p><text:s/>566,3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69312.667795556" calcext:value-type="float">
            <text:p><text:s/>169,3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67059.06558222" calcext:value-type="float">
            <text:p><text:s/>3,167,0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0765.39493556" calcext:value-type="float">
            <text:p><text:s/>2,150,7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521.580906667" calcext:value-type="float">
            <text:p><text:s/>212,5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390.470246667" calcext:value-type="float">
            <text:p><text:s/>102,3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000.9727977778" calcext:value-type="float">
            <text:p><text:s/>88,0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737.138524444" calcext:value-type="float">
            <text:p><text:s/>228,7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048.5970644444" calcext:value-type="float">
            <text:p><text:s/>54,0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8982.673253333" calcext:value-type="float">
            <text:p><text:s/>108,9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164.277457778" calcext:value-type="float">
            <text:p><text:s/>105,1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18.39579555556" calcext:value-type="float">
            <text:p><text:s/>3,8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8471.988524444" calcext:value-type="float">
            <text:p><text:s/>248,4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6354.751191111" calcext:value-type="float">
            <text:p><text:s/>156,3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2117.2373333333" calcext:value-type="float">
            <text:p><text:s/>92,1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55513.59471867" calcext:value-type="float">
            <text:p><text:s/>4,355,5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5228.34448" calcext:value-type="float">
            <text:p><text:s/>575,2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3235.872791111" calcext:value-type="float">
            <text:p><text:s/>243,2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766.156913333" calcext:value-type="float">
            <text:p><text:s/>114,7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172.8006888889" calcext:value-type="float">
            <text:p><text:s/>67,1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383.496788889" calcext:value-type="float">
            <text:p><text:s/>138,3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636.070346667" calcext:value-type="float">
            <text:p><text:s/>107,6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951.196006667" calcext:value-type="float">
            <text:p><text:s/>101,9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1409.253117778" calcext:value-type="float">
            <text:p><text:s/>801,4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3180.229954222" calcext:value-type="float">
            <text:p><text:s/>503,1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02550.17363111" calcext:value-type="float">
            <text:p><text:s/>1,702,5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78979.02793244" calcext:value-type="float">
            <text:p><text:s/>4,078,9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0826859.6" calcext:value-type="float">
            <text:p><text:s/>40,826,860 <text:s/></text:p>
          </table:table-cell>
          <table:table-cell table:style-name="ce42" office:value-type="float" office:value="7772269.675" calcext:value-type="float">
            <text:p><text:s/>7,772,2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73.143" calcext:value-type="float">
            <text:p><text:s/>4,473 <text:s/></text:p>
          </table:table-cell>
          <table:table-cell table:style-name="ce42" office:value-type="float" office:value="588265.167" calcext:value-type="float">
            <text:p><text:s/>588,2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0826859.6" calcext:value-type="float">
            <text:p><text:s/>40,826,860 <text:s/></text:p>
          </table:table-cell>
          <table:table-cell table:style-name="ce42" office:value-type="float" office:value="7772269.675" calcext:value-type="float">
            <text:p><text:s/>7,772,2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.286" calcext:value-type="float">
            <text:p><text:s/>96 <text:s/></text:p>
          </table:table-cell>
          <table:table-cell table:style-name="ce42" office:value-type="float" office:value="579085.66" calcext:value-type="float">
            <text:p><text:s/>579,0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76.857" calcext:value-type="float">
            <text:p><text:s/>4,377 <text:s/></text:p>
          </table:table-cell>
          <table:table-cell table:style-name="ce42" office:value-type="float" office:value="9179.507" calcext:value-type="float">
            <text:p><text:s/>9,1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9528" calcext:value-type="float">
            <text:p><text:s/>109,52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716801.37534131" calcext:value-type="float">
            <text:p><text:s/>2,716,801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502821.905849" calcext:value-type="float">
            <text:p><text:s/>136,502,822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54305.9449156" calcext:value-type="float">
            <text:p><text:s/>19,054,306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8140.26666667" calcext:value-type="float">
            <text:p><text:s/>2,068,140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2349.33333333" calcext:value-type="float">
            <text:p><text:s/>2,062,349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6993.43114696" calcext:value-type="float">
            <text:p><text:s/>686,993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9528" calcext:value-type="float">
            <text:p><text:s/>109,52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5347834.305128" calcext:value-type="float">
            <text:p><text:s/>115,347,834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92927.945744" calcext:value-type="float">
            <text:p><text:s/>20,292,928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4" calcext:value-type="float">
            <text:p><text:s/>0 <text:s/></text:p>
          </table:table-cell>
          <table:table-cell table:style-name="ce43" office:value-type="float" office:value="170637.6903439" calcext:value-type="float">
            <text:p><text:s/>170,638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336657.82156" calcext:value-type="float">
            <text:p><text:s/>119,336,658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5542.37666667" calcext:value-type="float">
            <text:p><text:s/>4,475,542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72088.99444444" calcext:value-type="float">
            <text:p><text:s/>3,672,089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712695.3880564" calcext:value-type="float">
            <text:p><text:s/>52,712,695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71580.9962936" calcext:value-type="float">
            <text:p><text:s/>46,971,581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5.38589333333" calcext:value-type="float">
            <text:p><text:s/>1,295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3487.117222222" calcext:value-type="float">
            <text:p><text:s/>693,487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809967.5629832" calcext:value-type="float">
            <text:p><text:s/>10,809,968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2447.73911111" calcext:value-type="float">
            <text:p><text:s/>1,772,448 <text:s/></text:p>
          </table:table-cell>
          <table:table-cell table:style-name="ce42" office:value-type="float" office:value="104573939.750755" calcext:value-type="float">
            <text:p><text:s/>104,573,940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2447.73911111" calcext:value-type="float">
            <text:p><text:s/>1,772,448 <text:s/></text:p>
          </table:table-cell>
          <table:table-cell table:style-name="ce42" office:value-type="float" office:value="85562618.2019287" calcext:value-type="float">
            <text:p><text:s/>85,562,618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9011321.5488267" calcext:value-type="float">
            <text:p><text:s/>19,011,322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2875.951133333" calcext:value-type="float">
            <text:p><text:s/>482,876 <text:s/></text:p>
          </table:table-cell>
          <table:table-cell table:style-name="ce42" office:value-type="float" office:value="6346630.51336813" calcext:value-type="float">
            <text:p><text:s/>6,346,631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3.26915555556" calcext:value-type="float">
            <text:p><text:s/>1,633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9550.297333333" calcext:value-type="float">
            <text:p><text:s/>459,550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033.413666667" calcext:value-type="float">
            <text:p><text:s/>450,033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5.69641111111" calcext:value-type="float">
            <text:p><text:s/>1,566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2875.951133333" calcext:value-type="float">
            <text:p><text:s/>482,876 <text:s/></text:p>
          </table:table-cell>
          <table:table-cell table:style-name="ce42" office:value-type="float" office:value="3874289.26451479" calcext:value-type="float">
            <text:p><text:s/>3,874,289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5645.233744445" calcext:value-type="float">
            <text:p><text:s/>935,645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6486.213333333" calcext:value-type="float">
            <text:p><text:s/>376,486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670.070662222" calcext:value-type="float">
            <text:p><text:s/>167,670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9757.0545466667" calcext:value-type="float">
            <text:p><text:s/>79,757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38073.211764445" calcext:value-type="float">
            <text:p><text:s/>838,073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9528" calcext:value-type="float">
            <text:p><text:s/>109,528 <text:s/></text:p>
          </table:table-cell>
          <table:table-cell table:style-name="ce44" office:value-type="float" office:value="1289571.78797778" calcext:value-type="float">
            <text:p><text:s/>1,289,572 <text:s/></text:p>
          </table:table-cell>
          <table:table-cell table:style-name="ce44" office:value-type="float" office:value="72936846.8731029" calcext:value-type="float">
            <text:p><text:s/>72,936,847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9528" calcext:value-type="float">
            <text:p><text:s/>109,528 <text:s/></text:p>
          </table:table-cell>
          <table:table-cell table:style-name="ce44" office:value-type="float" office:value="1289571.78797778" calcext:value-type="float">
            <text:p><text:s/>1,289,572 <text:s/></text:p>
          </table:table-cell>
          <table:table-cell table:style-name="ce44" office:value-type="float" office:value="50685877.6598473" calcext:value-type="float">
            <text:p><text:s/>50,685,878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9571.78797778" calcext:value-type="float">
            <text:p><text:s/>1,289,572 <text:s/></text:p>
          </table:table-cell>
          <table:table-cell table:style-name="ce42" office:value-type="float" office:value="24967410.6533401" calcext:value-type="float">
            <text:p><text:s/>24,967,411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021.31266" calcext:value-type="float">
            <text:p><text:s/>81,021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50.0931851852" calcext:value-type="float">
            <text:p><text:s/>22,250 <text:s/></text:p>
          </table:table-cell>
          <table:table-cell table:style-name="ce42" office:value-type="float" office:value="723170.301645828" calcext:value-type="float">
            <text:p><text:s/>723,170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853.9525185185" calcext:value-type="float">
            <text:p><text:s/>43,854 <text:s/></text:p>
          </table:table-cell>
          <table:table-cell table:style-name="ce42" office:value-type="float" office:value="1549266.88455203" calcext:value-type="float">
            <text:p><text:s/>1,549,267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447.32269" calcext:value-type="float">
            <text:p><text:s/>58,447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07.6768366667" calcext:value-type="float">
            <text:p><text:s/>51,308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64.452962963" calcext:value-type="float">
            <text:p><text:s/>16,364 <text:s/></text:p>
          </table:table-cell>
          <table:table-cell table:style-name="ce42" office:value-type="float" office:value="1153207.68908174" calcext:value-type="float">
            <text:p><text:s/>1,153,208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940.1605111111" calcext:value-type="float">
            <text:p><text:s/>58,940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5282.19638889" calcext:value-type="float">
            <text:p><text:s/>1,135,282 <text:s/></text:p>
          </table:table-cell>
          <table:table-cell table:style-name="ce42" office:value-type="float" office:value="7695117.52074107" calcext:value-type="float">
            <text:p><text:s/>7,695,118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5282.19638889" calcext:value-type="float">
            <text:p><text:s/>1,135,282 <text:s/></text:p>
          </table:table-cell>
          <table:table-cell table:style-name="ce42" office:value-type="float" office:value="5626904.95972472" calcext:value-type="float">
            <text:p><text:s/>5,626,905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12.05046" calcext:value-type="float">
            <text:p>( 812 <text:s/>)</text:p>
          </table:table-cell>
          <table:table-cell table:style-name="ce45" office:value-type="float" office:value="1033118.15980583" calcext:value-type="float">
            <text:p>( 1,033,118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34470.14592889" calcext:value-type="float">
            <text:p>( 1,134,470 <text:s/>)</text:p>
          </table:table-cell>
          <table:table-cell table:style-name="ce45" office:value-type="float" office:value="4409290.18125222" calcext:value-type="float">
            <text:p>( 4,409,290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164.26666666667" calcext:value-type="float">
            <text:p>( 6,164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9673.3866358" calcext:value-type="float">
            <text:p><text:s/>1,209,673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5912.281952772" calcext:value-type="float">
            <text:p><text:s/>535,912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22626.892427778" calcext:value-type="float">
            <text:p><text:s/>322,627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4487.330158889" calcext:value-type="float">
            <text:p><text:s/>494,487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164.360116667" calcext:value-type="float">
            <text:p><text:s/>180,164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26829.52374" calcext:value-type="float">
            <text:p><text:s/>526,830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4317.51949222" calcext:value-type="float">
            <text:p><text:s/>2,844,318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2830.16347111" calcext:value-type="float">
            <text:p><text:s/>1,822,830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1487.35602111" calcext:value-type="float">
            <text:p><text:s/>1,021,487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3199.657464444" calcext:value-type="float">
            <text:p>( 113,200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47891.230661111" calcext:value-type="float">
            <text:p>( 247,891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1.139144444444" calcext:value-type="float">
            <text:p><text:s/>451 <text:s/></text:p>
          </table:table-cell>
          <table:table-cell table:style-name="ce42" office:value-type="float" office:value="3758612.65568778" calcext:value-type="float">
            <text:p><text:s/>3,758,613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0.683486666667" calcext:value-type="float">
            <text:p><text:s/>271 <text:s/></text:p>
          </table:table-cell>
          <table:table-cell table:style-name="ce42" office:value-type="float" office:value="3534922.78709333" calcext:value-type="float">
            <text:p><text:s/>3,534,923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.455657777778" calcext:value-type="float">
            <text:p><text:s/>180 <text:s/></text:p>
          </table:table-cell>
          <table:table-cell table:style-name="ce42" office:value-type="float" office:value="223689.868594444" calcext:value-type="float">
            <text:p><text:s/>223,690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80.455657777778" calcext:value-type="float">
            <text:p>( 180 <text:s/>)</text:p>
          </table:table-cell>
          <table:table-cell table:style-name="ce45" office:value-type="float" office:value="89651.6974544444" calcext:value-type="float">
            <text:p>( 89,652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2883.667037778" calcext:value-type="float">
            <text:p><text:s/>692,884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89544.612821111" calcext:value-type="float">
            <text:p><text:s/>189,545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369.9537777778" calcext:value-type="float">
            <text:p><text:s/>71,370 <text:s/></text:p>
          </table:table-cell>
          <table:table-cell table:style-name="ce42" office:value-type="float" office:value="3598058.80917199" calcext:value-type="float">
            <text:p><text:s/>3,598,059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369.9537777778" calcext:value-type="float">
            <text:p><text:s/>71,370 <text:s/></text:p>
          </table:table-cell>
          <table:table-cell table:style-name="ce42" office:value-type="float" office:value="2228877.99093556" calcext:value-type="float">
            <text:p><text:s/>2,228,878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464.196408889" calcext:value-type="float">
            <text:p><text:s/>267,464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390.470246667" calcext:value-type="float">
            <text:p><text:s/>102,390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586.291057778" calcext:value-type="float">
            <text:p><text:s/>250,586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393.152982947" calcext:value-type="float">
            <text:p><text:s/>514,393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079.528263333" calcext:value-type="float">
            <text:p><text:s/>132,080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5119.6674355556" calcext:value-type="float">
            <text:p><text:s/>45,120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56999.5667928" calcext:value-type="float">
            <text:p><text:s/>12,557,000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160.8888888889" calcext:value-type="float">
            <text:p><text:s/>96,161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48282.8046506" calcext:value-type="float">
            <text:p><text:s/>12,048,283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552.810791111" calcext:value-type="float">
            <text:p><text:s/>137,553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18.39579555556" calcext:value-type="float">
            <text:p><text:s/>3,818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1184.666666667" calcext:value-type="float">
            <text:p><text:s/>271,185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2326.514794444" calcext:value-type="float">
            <text:p><text:s/>802,327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708.344127778" calcext:value-type="float">
            <text:p><text:s/>224,708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77618.170666667" calcext:value-type="float">
            <text:p><text:s/>577,618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285.84" calcext:value-type="float">
            <text:p><text:s/>3,2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72112.08810978" calcext:value-type="float">
            <text:p><text:s/>5,972,112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5228.34448" calcext:value-type="float">
            <text:p><text:s/>575,228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3229.91452333" calcext:value-type="float">
            <text:p><text:s/>1,183,230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601.090246667" calcext:value-type="float">
            <text:p><text:s/>124,601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352.8742922222" calcext:value-type="float">
            <text:p><text:s/>80,353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573.963455556" calcext:value-type="float">
            <text:p><text:s/>149,574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833.299346667" calcext:value-type="float">
            <text:p><text:s/>115,833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951.196006667" calcext:value-type="float">
            <text:p><text:s/>101,951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9604.846006667" calcext:value-type="float">
            <text:p><text:s/>829,605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285.84" calcext:value-type="float">
            <text:p><text:s/>3,2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3521.702398667" calcext:value-type="float">
            <text:p><text:s/>973,522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38214.85735333" calcext:value-type="float">
            <text:p><text:s/>1,838,215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06242.16" calcext:value-type="float">
            <text:p><text:s/>106,24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387028.83681022" calcext:value-type="float">
            <text:p><text:s/>6,387,029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250969.2132556" calcext:value-type="float">
            <text:p><text:s/>22,250,969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250969.2132556" calcext:value-type="float">
            <text:p><text:s/>22,250,969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421587.1291" calcext:value-type="float">
            <text:p>( 18,421,587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305389.329954" calcext:value-type="float">
            <text:p><text:s/>238,305,389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975691.966" calcext:value-type="float">
            <text:p><text:s/>198,975,692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56.364" calcext:value-type="float">
            <text:p><text:s/>13,556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2952" calcext:value-type="float">
            <text:p><text:s/>2,042,952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273188.999954" calcext:value-type="float">
            <text:p><text:s/>37,273,189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56537.999966" calcext:value-type="float">
            <text:p><text:s/>21,156,538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156537.999966" calcext:value-type="float">
            <text:p><text:s/>21,156,538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